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1" table:default-cell-style-name="ce1"/>
        <table:table-column table:style-name="co1" table:number-columns-repeated="98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number-columns-repeated="22"/>
          <table:table-cell table:formula="of:=MOD([.O11]; 48)*12 + FLOOR([.O11]/ 48)*48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1]+12" office:value-type="float" office:value="12" calcext:value-type="float">
            <text:p>12</text:p>
          </table:table-cell>
          <table:table-cell table:formula="of:=[.A2]+1" office:value-type="float" office:value="13" calcext:value-type="float">
            <text:p>13</text:p>
          </table:table-cell>
          <table:table-cell table:formula="of:=[.B2]+1" office:value-type="float" office:value="14" calcext:value-type="float">
            <text:p>14</text:p>
          </table:table-cell>
          <table:table-cell table:formula="of:=[.C2]+1" office:value-type="float" office:value="15" calcext:value-type="float">
            <text:p>15</text:p>
          </table:table-cell>
          <table:table-cell table:formula="of:=[.D2]+1" office:value-type="float" office:value="16" calcext:value-type="float">
            <text:p>16</text:p>
          </table:table-cell>
          <table:table-cell table:formula="of:=[.E2]+1" office:value-type="float" office:value="17" calcext:value-type="float">
            <text:p>17</text:p>
          </table:table-cell>
          <table:table-cell table:formula="of:=[.F2]+1" office:value-type="float" office:value="18" calcext:value-type="float">
            <text:p>18</text:p>
          </table:table-cell>
          <table:table-cell table:formula="of:=[.G2]+1" office:value-type="float" office:value="19" calcext:value-type="float">
            <text:p>19</text:p>
          </table:table-cell>
          <table:table-cell table:formula="of:=[.H2]+1" office:value-type="float" office:value="20" calcext:value-type="float">
            <text:p>20</text:p>
          </table:table-cell>
          <table:table-cell table:formula="of:=[.I2]+1" office:value-type="float" office:value="21" calcext:value-type="float">
            <text:p>21</text:p>
          </table:table-cell>
          <table:table-cell table:formula="of:=[.J2]+1" office:value-type="float" office:value="22" calcext:value-type="float">
            <text:p>22</text:p>
          </table:table-cell>
          <table:table-cell table:formula="of:=[.K2]+1" office:value-type="float" office:value="23" calcext:value-type="float">
            <text:p>23</text:p>
          </table:table-cell>
          <table:table-cell table:number-columns-repeated="22"/>
          <table:table-cell table:formula="of:=MOD([.O12]; 48)*12 + FLOOR(MOD([.O12]; 12) / 2)*8 + FLOOR([.O12]/ 48)*48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2]+12" office:value-type="float" office:value="24" calcext:value-type="float">
            <text:p>24</text:p>
          </table:table-cell>
          <table:table-cell table:formula="of:=[.A3]+1" office:value-type="float" office:value="25" calcext:value-type="float">
            <text:p>25</text:p>
          </table:table-cell>
          <table:table-cell table:formula="of:=[.B3]+1" office:value-type="float" office:value="26" calcext:value-type="float">
            <text:p>26</text:p>
          </table:table-cell>
          <table:table-cell table:formula="of:=[.C3]+1" office:value-type="float" office:value="27" calcext:value-type="float">
            <text:p>27</text:p>
          </table:table-cell>
          <table:table-cell table:formula="of:=[.D3]+1" office:value-type="float" office:value="28" calcext:value-type="float">
            <text:p>28</text:p>
          </table:table-cell>
          <table:table-cell table:formula="of:=[.E3]+1" office:value-type="float" office:value="29" calcext:value-type="float">
            <text:p>29</text:p>
          </table:table-cell>
          <table:table-cell table:formula="of:=[.F3]+1" office:value-type="float" office:value="30" calcext:value-type="float">
            <text:p>30</text:p>
          </table:table-cell>
          <table:table-cell table:formula="of:=[.G3]+1" office:value-type="float" office:value="31" calcext:value-type="float">
            <text:p>31</text:p>
          </table:table-cell>
          <table:table-cell table:formula="of:=[.H3]+1" office:value-type="float" office:value="32" calcext:value-type="float">
            <text:p>32</text:p>
          </table:table-cell>
          <table:table-cell table:formula="of:=[.I3]+1" office:value-type="float" office:value="33" calcext:value-type="float">
            <text:p>33</text:p>
          </table:table-cell>
          <table:table-cell table:formula="of:=[.J3]+1" office:value-type="float" office:value="34" calcext:value-type="float">
            <text:p>34</text:p>
          </table:table-cell>
          <table:table-cell table:formula="of:=[.K3]+1" office:value-type="float" office:value="35" calcext:value-type="float">
            <text:p>35</text:p>
          </table:table-cell>
          <table:table-cell table:number-columns-repeated="22"/>
          <table:table-cell table:formula="of:= MOD(FLOOR([.O13] / 4) + 1; 2) * MOD([.O13]; 4) * 12 + FLOOR([.O13] / 4)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3]+12" office:value-type="float" office:value="36" calcext:value-type="float">
            <text:p>36</text:p>
          </table:table-cell>
          <table:table-cell table:formula="of:=[.A4]+1" office:value-type="float" office:value="37" calcext:value-type="float">
            <text:p>37</text:p>
          </table:table-cell>
          <table:table-cell table:formula="of:=[.B4]+1" office:value-type="float" office:value="38" calcext:value-type="float">
            <text:p>38</text:p>
          </table:table-cell>
          <table:table-cell table:formula="of:=[.C4]+1" office:value-type="float" office:value="39" calcext:value-type="float">
            <text:p>39</text:p>
          </table:table-cell>
          <table:table-cell table:formula="of:=[.D4]+1" office:value-type="float" office:value="40" calcext:value-type="float">
            <text:p>40</text:p>
          </table:table-cell>
          <table:table-cell table:formula="of:=[.E4]+1" office:value-type="float" office:value="41" calcext:value-type="float">
            <text:p>41</text:p>
          </table:table-cell>
          <table:table-cell table:formula="of:=[.F4]+1" office:value-type="float" office:value="42" calcext:value-type="float">
            <text:p>42</text:p>
          </table:table-cell>
          <table:table-cell table:formula="of:=[.G4]+1" office:value-type="float" office:value="43" calcext:value-type="float">
            <text:p>43</text:p>
          </table:table-cell>
          <table:table-cell table:formula="of:=[.H4]+1" office:value-type="float" office:value="44" calcext:value-type="float">
            <text:p>44</text:p>
          </table:table-cell>
          <table:table-cell table:formula="of:=[.I4]+1" office:value-type="float" office:value="45" calcext:value-type="float">
            <text:p>45</text:p>
          </table:table-cell>
          <table:table-cell table:formula="of:=[.J4]+1" office:value-type="float" office:value="46" calcext:value-type="float">
            <text:p>46</text:p>
          </table:table-cell>
          <table:table-cell table:formula="of:=[.K4]+1" office:value-type="float" office:value="47" calcext:value-type="float">
            <text:p>47</text:p>
          </table:table-cell>
          <table:table-cell table:number-columns-repeated="22"/>
          <table:table-cell table:formula="of:= MOD(FLOOR([.O14] / 4) + 1; 2) * MOD([.O14]; 4) * 12 + MOD(FLOOR([.O14] / 4); 2) * MOD(95 - [.O14]; 4) * 12 + FLOOR([.O14] / 4)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4]+12" office:value-type="float" office:value="48" calcext:value-type="float">
            <text:p>48</text:p>
          </table:table-cell>
          <table:table-cell table:formula="of:=[.A5]+1" office:value-type="float" office:value="49" calcext:value-type="float">
            <text:p>49</text:p>
          </table:table-cell>
          <table:table-cell table:formula="of:=[.B5]+1" office:value-type="float" office:value="50" calcext:value-type="float">
            <text:p>50</text:p>
          </table:table-cell>
          <table:table-cell table:formula="of:=[.C5]+1" office:value-type="float" office:value="51" calcext:value-type="float">
            <text:p>51</text:p>
          </table:table-cell>
          <table:table-cell table:formula="of:=[.D5]+1" office:value-type="float" office:value="52" calcext:value-type="float">
            <text:p>52</text:p>
          </table:table-cell>
          <table:table-cell table:formula="of:=[.E5]+1" office:value-type="float" office:value="53" calcext:value-type="float">
            <text:p>53</text:p>
          </table:table-cell>
          <table:table-cell table:formula="of:=[.F5]+1" office:value-type="float" office:value="54" calcext:value-type="float">
            <text:p>54</text:p>
          </table:table-cell>
          <table:table-cell table:formula="of:=[.G5]+1" office:value-type="float" office:value="55" calcext:value-type="float">
            <text:p>55</text:p>
          </table:table-cell>
          <table:table-cell table:formula="of:=[.H5]+1" office:value-type="float" office:value="56" calcext:value-type="float">
            <text:p>56</text:p>
          </table:table-cell>
          <table:table-cell table:formula="of:=[.I5]+1" office:value-type="float" office:value="57" calcext:value-type="float">
            <text:p>57</text:p>
          </table:table-cell>
          <table:table-cell table:formula="of:=[.J5]+1" office:value-type="float" office:value="58" calcext:value-type="float">
            <text:p>58</text:p>
          </table:table-cell>
          <table:table-cell table:formula="of:=[.K5]+1" office:value-type="float" office:value="59" calcext:value-type="float">
            <text:p>59</text:p>
          </table:table-cell>
          <table:table-cell table:number-columns-repeated="22"/>
          <table:table-cell table:formula="of:= MOD(FLOOR([.O15] / 4) + 1; 2) * MOD([.O15]; 4) * 12 + MOD(FLOOR([.O15] / 4); 2) * MOD(95 - [.O15]; 4) * 12 + MOD(FLOOR([.O15] / 4); 12) + FLOOR([.O15] / 48) * 48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5]+12" office:value-type="float" office:value="60" calcext:value-type="float">
            <text:p>60</text:p>
          </table:table-cell>
          <table:table-cell table:formula="of:=[.A6]+1" office:value-type="float" office:value="61" calcext:value-type="float">
            <text:p>61</text:p>
          </table:table-cell>
          <table:table-cell table:formula="of:=[.B6]+1" office:value-type="float" office:value="62" calcext:value-type="float">
            <text:p>62</text:p>
          </table:table-cell>
          <table:table-cell table:formula="of:=[.C6]+1" office:value-type="float" office:value="63" calcext:value-type="float">
            <text:p>63</text:p>
          </table:table-cell>
          <table:table-cell table:formula="of:=[.D6]+1" office:value-type="float" office:value="64" calcext:value-type="float">
            <text:p>64</text:p>
          </table:table-cell>
          <table:table-cell table:formula="of:=[.E6]+1" office:value-type="float" office:value="65" calcext:value-type="float">
            <text:p>65</text:p>
          </table:table-cell>
          <table:table-cell table:formula="of:=[.F6]+1" office:value-type="float" office:value="66" calcext:value-type="float">
            <text:p>66</text:p>
          </table:table-cell>
          <table:table-cell table:formula="of:=[.G6]+1" office:value-type="float" office:value="67" calcext:value-type="float">
            <text:p>67</text:p>
          </table:table-cell>
          <table:table-cell table:formula="of:=[.H6]+1" office:value-type="float" office:value="68" calcext:value-type="float">
            <text:p>68</text:p>
          </table:table-cell>
          <table:table-cell table:formula="of:=[.I6]+1" office:value-type="float" office:value="69" calcext:value-type="float">
            <text:p>69</text:p>
          </table:table-cell>
          <table:table-cell table:formula="of:=[.J6]+1" office:value-type="float" office:value="70" calcext:value-type="float">
            <text:p>70</text:p>
          </table:table-cell>
          <table:table-cell table:formula="of:=[.K6]+1" office:value-type="float" office:value="71" calcext:value-type="float">
            <text:p>71</text:p>
          </table:table-cell>
          <table:table-cell table:number-columns-repeated="22"/>
          <table:table-cell table:formula="of:= MOD(MOD(FLOOR([.O16] / 4) + 1; 2) * MOD([.O16]; 4) * 12 + MOD(FLOOR([.O16] / 4); 2) * MOD(95 - [.O16]; 4) * 12 + MOD(FLOOR([.O16] / 4); 12) + FLOOR([.O16] / 48) * 48; 96)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formula="of:=[.A6]+12" office:value-type="float" office:value="72" calcext:value-type="float">
            <text:p>72</text:p>
          </table:table-cell>
          <table:table-cell table:formula="of:=[.A7]+1" office:value-type="float" office:value="73" calcext:value-type="float">
            <text:p>73</text:p>
          </table:table-cell>
          <table:table-cell table:formula="of:=[.B7]+1" office:value-type="float" office:value="74" calcext:value-type="float">
            <text:p>74</text:p>
          </table:table-cell>
          <table:table-cell table:formula="of:=[.C7]+1" office:value-type="float" office:value="75" calcext:value-type="float">
            <text:p>75</text:p>
          </table:table-cell>
          <table:table-cell table:formula="of:=[.D7]+1" office:value-type="float" office:value="76" calcext:value-type="float">
            <text:p>76</text:p>
          </table:table-cell>
          <table:table-cell table:formula="of:=[.E7]+1" office:value-type="float" office:value="77" calcext:value-type="float">
            <text:p>77</text:p>
          </table:table-cell>
          <table:table-cell table:formula="of:=[.F7]+1" office:value-type="float" office:value="78" calcext:value-type="float">
            <text:p>78</text:p>
          </table:table-cell>
          <table:table-cell table:formula="of:=[.G7]+1" office:value-type="float" office:value="79" calcext:value-type="float">
            <text:p>79</text:p>
          </table:table-cell>
          <table:table-cell table:formula="of:=[.H7]+1" office:value-type="float" office:value="80" calcext:value-type="float">
            <text:p>80</text:p>
          </table:table-cell>
          <table:table-cell table:formula="of:=[.I7]+1" office:value-type="float" office:value="81" calcext:value-type="float">
            <text:p>81</text:p>
          </table:table-cell>
          <table:table-cell table:formula="of:=[.J7]+1" office:value-type="float" office:value="82" calcext:value-type="float">
            <text:p>82</text:p>
          </table:table-cell>
          <table:table-cell table:formula="of:=[.K7]+1" office:value-type="float" office:value="83" calcext:value-type="float">
            <text:p>83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formula="of:=[.A7]+12" office:value-type="float" office:value="84" calcext:value-type="float">
            <text:p>84</text:p>
          </table:table-cell>
          <table:table-cell table:formula="of:=[.A8]+1" office:value-type="float" office:value="85" calcext:value-type="float">
            <text:p>85</text:p>
          </table:table-cell>
          <table:table-cell table:formula="of:=[.B8]+1" office:value-type="float" office:value="86" calcext:value-type="float">
            <text:p>86</text:p>
          </table:table-cell>
          <table:table-cell table:formula="of:=[.C8]+1" office:value-type="float" office:value="87" calcext:value-type="float">
            <text:p>87</text:p>
          </table:table-cell>
          <table:table-cell table:formula="of:=[.D8]+1" office:value-type="float" office:value="88" calcext:value-type="float">
            <text:p>88</text:p>
          </table:table-cell>
          <table:table-cell table:formula="of:=[.E8]+1" office:value-type="float" office:value="89" calcext:value-type="float">
            <text:p>89</text:p>
          </table:table-cell>
          <table:table-cell table:formula="of:=[.F8]+1" office:value-type="float" office:value="90" calcext:value-type="float">
            <text:p>90</text:p>
          </table:table-cell>
          <table:table-cell table:formula="of:=[.G8]+1" office:value-type="float" office:value="91" calcext:value-type="float">
            <text:p>91</text:p>
          </table:table-cell>
          <table:table-cell table:formula="of:=[.H8]+1" office:value-type="float" office:value="92" calcext:value-type="float">
            <text:p>92</text:p>
          </table:table-cell>
          <table:table-cell table:formula="of:=[.I8]+1" office:value-type="float" office:value="93" calcext:value-type="float">
            <text:p>93</text:p>
          </table:table-cell>
          <table:table-cell table:formula="of:=[.J8]+1" office:value-type="float" office:value="94" calcext:value-type="float">
            <text:p>94</text:p>
          </table:table-cell>
          <table:table-cell table:formula="of:=[.K8]+1" office:value-type="float" office:value="95" calcext:value-type="float">
            <text:p>95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98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A11]+16" office:value-type="float" office:value="16" calcext:value-type="float">
            <text:p>16</text:p>
          </table:table-cell>
          <table:table-cell table:formula="of:=[.B11]+16" office:value-type="float" office:value="23" calcext:value-type="float">
            <text:p>23</text:p>
          </table:table-cell>
          <table:table-cell table:formula="of:=[.C11]+16" office:value-type="float" office:value="24" calcext:value-type="float">
            <text:p>24</text:p>
          </table:table-cell>
          <table:table-cell table:formula="of:=[.D11]+16" office:value-type="float" office:value="31" calcext:value-type="float">
            <text:p>31</text:p>
          </table:table-cell>
          <table:table-cell table:formula="of:=[.E11]+16" office:value-type="float" office:value="32" calcext:value-type="float">
            <text:p>32</text:p>
          </table:table-cell>
          <table:table-cell table:formula="of:=[.F11]+16" office:value-type="float" office:value="39" calcext:value-type="float">
            <text:p>39</text:p>
          </table:table-cell>
          <table:table-cell table:formula="of:=[.G11]+16" office:value-type="float" office:value="40" calcext:value-type="float">
            <text:p>40</text:p>
          </table:table-cell>
          <table:table-cell table:formula="of:=[.H11]+16" office:value-type="float" office:value="47" calcext:value-type="float">
            <text:p>47</text:p>
          </table:table-cell>
          <table:table-cell/>
          <table:table-cell table:style-name="ce1" table:formula="of:= MOD(FLOOR([.A11] / 4); 12)" office:value-type="float" office:value="0" calcext:value-type="float">
            <text:p>0</text:p>
          </table:table-cell>
          <table:table-cell table:style-name="ce1" table:formula="of:= MOD(FLOOR([.B11] / 4); 12)" office:value-type="float" office:value="1" calcext:value-type="float">
            <text:p>1</text:p>
          </table:table-cell>
          <table:table-cell table:style-name="ce1" table:formula="of:= MOD(FLOOR([.C11] / 4); 12)" office:value-type="float" office:value="2" calcext:value-type="float">
            <text:p>2</text:p>
          </table:table-cell>
          <table:table-cell table:style-name="ce1" table:formula="of:= MOD(FLOOR([.D11] / 4); 12)" office:value-type="float" office:value="3" calcext:value-type="float">
            <text:p>3</text:p>
          </table:table-cell>
          <table:table-cell table:style-name="ce1" table:formula="of:= MOD(FLOOR([.E11] / 4); 12)" office:value-type="float" office:value="4" calcext:value-type="float">
            <text:p>4</text:p>
          </table:table-cell>
          <table:table-cell table:style-name="ce1" table:formula="of:= MOD(FLOOR([.F11] / 4); 12)" office:value-type="float" office:value="5" calcext:value-type="float">
            <text:p>5</text:p>
          </table:table-cell>
          <table:table-cell table:style-name="ce1" table:formula="of:= MOD(FLOOR([.G11] / 4); 12)" office:value-type="float" office:value="6" calcext:value-type="float">
            <text:p>6</text:p>
          </table:table-cell>
          <table:table-cell table:style-name="ce1" table:formula="of:= MOD(FLOOR([.H11] / 4); 12)" office:value-type="float" office:value="7" calcext:value-type="float">
            <text:p>7</text:p>
          </table:table-cell>
          <table:table-cell table:style-name="ce1" table:formula="of:= MOD(FLOOR([.I11] / 4); 12)" office:value-type="float" office:value="8" calcext:value-type="float">
            <text:p>8</text:p>
          </table:table-cell>
          <table:table-cell table:style-name="ce1" table:formula="of:= MOD(FLOOR([.J11] / 4); 12)" office:value-type="float" office:value="9" calcext:value-type="float">
            <text:p>9</text:p>
          </table:table-cell>
          <table:table-cell table:style-name="ce1" table:formula="of:= MOD(FLOOR([.K11] / 4); 12)" office:value-type="float" office:value="10" calcext:value-type="float">
            <text:p>10</text:p>
          </table:table-cell>
          <table:table-cell table:style-name="ce1" table:formula="of:= MOD(FLOOR([.L11] / 4); 12)" office:value-type="float" office:value="11" calcext:value-type="float">
            <text:p>11</text:p>
          </table:table-cell>
          <table:table-cell/>
          <table:table-cell table:style-name="ce1" table:formula="of:= MOD(MOD(FLOOR([.A11] / 4) + 1; 2) * MOD([.A11]; 4) + MOD(FLOOR([.A11] / 4); 2) * MOD(95 - [.A11]; 4) + FLOOR([.A11] / 48) * 4; 96)" office:value-type="float" office:value="0" calcext:value-type="float">
            <text:p>0</text:p>
          </table:table-cell>
          <table:table-cell table:style-name="ce1" table:formula="of:= MOD(MOD(FLOOR([.B11] / 4) + 1; 2) * MOD([.B11]; 4) + MOD(FLOOR([.B11] / 4); 2) * MOD(95 - [.B11]; 4) + FLOOR([.B11] / 48) * 4; 96)" office:value-type="float" office:value="0" calcext:value-type="float">
            <text:p>0</text:p>
          </table:table-cell>
          <table:table-cell table:style-name="ce1" table:formula="of:= MOD(MOD(FLOOR([.C11] / 4) + 1; 2) * MOD([.C11]; 4) + MOD(FLOOR([.C11] / 4); 2) * MOD(95 - [.C11]; 4) + FLOOR([.C11] / 48) * 4; 96)" office:value-type="float" office:value="0" calcext:value-type="float">
            <text:p>0</text:p>
          </table:table-cell>
          <table:table-cell table:style-name="ce1" table:formula="of:= MOD(MOD(FLOOR([.D11] / 4) + 1; 2) * MOD([.D11]; 4) + MOD(FLOOR([.D11] / 4); 2) * MOD(95 - [.D11]; 4) + FLOOR([.D11] / 48) * 4; 96)" office:value-type="float" office:value="0" calcext:value-type="float">
            <text:p>0</text:p>
          </table:table-cell>
          <table:table-cell table:style-name="ce1" table:formula="of:= MOD(MOD(FLOOR([.E11] / 4) + 1; 2) * MOD([.E11]; 4) + MOD(FLOOR([.E11] / 4); 2) * MOD(95 - [.E11]; 4) + FLOOR([.E11] / 48) * 4; 96)" office:value-type="float" office:value="0" calcext:value-type="float">
            <text:p>0</text:p>
          </table:table-cell>
          <table:table-cell table:style-name="ce1" table:formula="of:= MOD(MOD(FLOOR([.F11] / 4) + 1; 2) * MOD([.F11]; 4) + MOD(FLOOR([.F11] / 4); 2) * MOD(95 - [.F11]; 4) + FLOOR([.F11] / 48) * 4; 96)" office:value-type="float" office:value="0" calcext:value-type="float">
            <text:p>0</text:p>
          </table:table-cell>
          <table:table-cell table:style-name="ce1" table:formula="of:= MOD(MOD(FLOOR([.G11] / 4) + 1; 2) * MOD([.G11]; 4) + MOD(FLOOR([.G11] / 4); 2) * MOD(95 - [.G11]; 4) + FLOOR([.G11] / 48) * 4; 96)" office:value-type="float" office:value="0" calcext:value-type="float">
            <text:p>0</text:p>
          </table:table-cell>
          <table:table-cell table:style-name="ce1" table:formula="of:= MOD(MOD(FLOOR([.H11] / 4) + 1; 2) * MOD([.H11]; 4) + MOD(FLOOR([.H11] / 4); 2) * MOD(95 - [.H11]; 4) + FLOOR([.H11] / 48) * 4; 96)" office:value-type="float" office:value="0" calcext:value-type="float">
            <text:p>0</text:p>
          </table:table-cell>
          <table:table-cell table:formula="of:= MOD(MOD(FLOOR([.I11] / 4) + 1; 2) * MOD([.I11]; 4) + MOD(FLOOR([.I11] / 4); 2) * MOD(95 - [.I11]; 4) + FLOOR([.I11] / 48) * 4; 96)" office:value-type="float" office:value="0" calcext:value-type="float">
            <text:p>0</text:p>
          </table:table-cell>
          <table:table-cell table:style-name="ce1" table:formula="of:= MOD(MOD(FLOOR([.J11] / 4) + 1; 2) * MOD([.J11]; 4) + MOD(FLOOR([.J11] / 4); 2) * MOD(95 - [.J11]; 4) + FLOOR([.J11] / 48) * 4; 96)" office:value-type="float" office:value="0" calcext:value-type="float">
            <text:p>0</text:p>
          </table:table-cell>
          <table:table-cell table:style-name="ce1" table:formula="of:= MOD(MOD(FLOOR([.K11] / 4) + 1; 2) * MOD([.K11]; 4) + MOD(FLOOR([.K11] / 4); 2) * MOD(95 - [.K11]; 4) + FLOOR([.K11] / 48) * 4; 96)" office:value-type="float" office:value="0" calcext:value-type="float">
            <text:p>0</text:p>
          </table:table-cell>
          <table:table-cell table:style-name="ce1" table:formula="of:= MOD(MOD(FLOOR([.L11] / 4) + 1; 2) * MOD([.L11]; 4) + MOD(FLOOR([.L11] / 4); 2) * MOD(95 - [.L11]; 4) + FLOOR([.L11] / 48) * 4; 96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A12]+16" office:value-type="float" office:value="17" calcext:value-type="float">
            <text:p>17</text:p>
          </table:table-cell>
          <table:table-cell table:formula="of:=[.B12]+16" office:value-type="float" office:value="22" calcext:value-type="float">
            <text:p>22</text:p>
          </table:table-cell>
          <table:table-cell table:formula="of:=[.C12]+16" office:value-type="float" office:value="25" calcext:value-type="float">
            <text:p>25</text:p>
          </table:table-cell>
          <table:table-cell table:formula="of:=[.D12]+16" office:value-type="float" office:value="30" calcext:value-type="float">
            <text:p>30</text:p>
          </table:table-cell>
          <table:table-cell table:formula="of:=[.E12]+16" office:value-type="float" office:value="33" calcext:value-type="float">
            <text:p>33</text:p>
          </table:table-cell>
          <table:table-cell table:formula="of:=[.F12]+16" office:value-type="float" office:value="38" calcext:value-type="float">
            <text:p>38</text:p>
          </table:table-cell>
          <table:table-cell table:formula="of:=[.G12]+16" office:value-type="float" office:value="41" calcext:value-type="float">
            <text:p>41</text:p>
          </table:table-cell>
          <table:table-cell table:formula="of:=[.H12]+16" office:value-type="float" office:value="46" calcext:value-type="float">
            <text:p>46</text:p>
          </table:table-cell>
          <table:table-cell/>
          <table:table-cell table:style-name="ce1" table:formula="of:= MOD(FLOOR([.A12] / 4); 12)" office:value-type="float" office:value="0" calcext:value-type="float">
            <text:p>0</text:p>
          </table:table-cell>
          <table:table-cell table:style-name="ce1" table:formula="of:= MOD(FLOOR([.B12] / 4); 12)" office:value-type="float" office:value="1" calcext:value-type="float">
            <text:p>1</text:p>
          </table:table-cell>
          <table:table-cell table:style-name="ce1" table:formula="of:= MOD(FLOOR([.C12] / 4); 12)" office:value-type="float" office:value="2" calcext:value-type="float">
            <text:p>2</text:p>
          </table:table-cell>
          <table:table-cell table:style-name="ce1" table:formula="of:= MOD(FLOOR([.D12] / 4); 12)" office:value-type="float" office:value="3" calcext:value-type="float">
            <text:p>3</text:p>
          </table:table-cell>
          <table:table-cell table:style-name="ce1" table:formula="of:= MOD(FLOOR([.E12] / 4); 12)" office:value-type="float" office:value="4" calcext:value-type="float">
            <text:p>4</text:p>
          </table:table-cell>
          <table:table-cell table:style-name="ce1" table:formula="of:= MOD(FLOOR([.F12] / 4); 12)" office:value-type="float" office:value="5" calcext:value-type="float">
            <text:p>5</text:p>
          </table:table-cell>
          <table:table-cell table:style-name="ce1" table:formula="of:= MOD(FLOOR([.G12] / 4); 12)" office:value-type="float" office:value="6" calcext:value-type="float">
            <text:p>6</text:p>
          </table:table-cell>
          <table:table-cell table:style-name="ce1" table:formula="of:= MOD(FLOOR([.H12] / 4); 12)" office:value-type="float" office:value="7" calcext:value-type="float">
            <text:p>7</text:p>
          </table:table-cell>
          <table:table-cell table:style-name="ce1" table:formula="of:= MOD(FLOOR([.I12] / 4); 12)" office:value-type="float" office:value="8" calcext:value-type="float">
            <text:p>8</text:p>
          </table:table-cell>
          <table:table-cell table:style-name="ce1" table:formula="of:= MOD(FLOOR([.J12] / 4); 12)" office:value-type="float" office:value="9" calcext:value-type="float">
            <text:p>9</text:p>
          </table:table-cell>
          <table:table-cell table:style-name="ce1" table:formula="of:= MOD(FLOOR([.K12] / 4); 12)" office:value-type="float" office:value="10" calcext:value-type="float">
            <text:p>10</text:p>
          </table:table-cell>
          <table:table-cell table:style-name="ce1" table:formula="of:= MOD(FLOOR([.L12] / 4); 12)" office:value-type="float" office:value="11" calcext:value-type="float">
            <text:p>11</text:p>
          </table:table-cell>
          <table:table-cell/>
          <table:table-cell table:style-name="ce1" table:formula="of:= MOD(MOD(FLOOR([.A12] / 4) + 1; 2) * MOD([.A12]; 4) + MOD(FLOOR([.A12] / 4); 2) * MOD(95 - [.A12]; 4) + FLOOR([.A12] / 48) * 4; 96)" office:value-type="float" office:value="1" calcext:value-type="float">
            <text:p>1</text:p>
          </table:table-cell>
          <table:table-cell table:style-name="ce1" table:formula="of:= MOD(MOD(FLOOR([.B12] / 4) + 1; 2) * MOD([.B12]; 4) + MOD(FLOOR([.B12] / 4); 2) * MOD(95 - [.B12]; 4) + FLOOR([.B12] / 48) * 4; 96)" office:value-type="float" office:value="1" calcext:value-type="float">
            <text:p>1</text:p>
          </table:table-cell>
          <table:table-cell table:style-name="ce1" table:formula="of:= MOD(MOD(FLOOR([.C12] / 4) + 1; 2) * MOD([.C12]; 4) + MOD(FLOOR([.C12] / 4); 2) * MOD(95 - [.C12]; 4) + FLOOR([.C12] / 48) * 4; 96)" office:value-type="float" office:value="1" calcext:value-type="float">
            <text:p>1</text:p>
          </table:table-cell>
          <table:table-cell table:style-name="ce1" table:formula="of:= MOD(MOD(FLOOR([.D12] / 4) + 1; 2) * MOD([.D12]; 4) + MOD(FLOOR([.D12] / 4); 2) * MOD(95 - [.D12]; 4) + FLOOR([.D12] / 48) * 4; 96)" office:value-type="float" office:value="1" calcext:value-type="float">
            <text:p>1</text:p>
          </table:table-cell>
          <table:table-cell table:style-name="ce1" table:formula="of:= MOD(MOD(FLOOR([.E12] / 4) + 1; 2) * MOD([.E12]; 4) + MOD(FLOOR([.E12] / 4); 2) * MOD(95 - [.E12]; 4) + FLOOR([.E12] / 48) * 4; 96)" office:value-type="float" office:value="1" calcext:value-type="float">
            <text:p>1</text:p>
          </table:table-cell>
          <table:table-cell table:style-name="ce1" table:formula="of:= MOD(MOD(FLOOR([.F12] / 4) + 1; 2) * MOD([.F12]; 4) + MOD(FLOOR([.F12] / 4); 2) * MOD(95 - [.F12]; 4) + FLOOR([.F12] / 48) * 4; 96)" office:value-type="float" office:value="1" calcext:value-type="float">
            <text:p>1</text:p>
          </table:table-cell>
          <table:table-cell table:style-name="ce1" table:formula="of:= MOD(MOD(FLOOR([.G12] / 4) + 1; 2) * MOD([.G12]; 4) + MOD(FLOOR([.G12] / 4); 2) * MOD(95 - [.G12]; 4) + FLOOR([.G12] / 48) * 4; 96)" office:value-type="float" office:value="1" calcext:value-type="float">
            <text:p>1</text:p>
          </table:table-cell>
          <table:table-cell table:style-name="ce1" table:formula="of:= MOD(MOD(FLOOR([.H12] / 4) + 1; 2) * MOD([.H12]; 4) + MOD(FLOOR([.H12] / 4); 2) * MOD(95 - [.H12]; 4) + FLOOR([.H12] / 48) * 4; 96)" office:value-type="float" office:value="1" calcext:value-type="float">
            <text:p>1</text:p>
          </table:table-cell>
          <table:table-cell table:formula="of:= MOD(MOD(FLOOR([.I12] / 4) + 1; 2) * MOD([.I12]; 4) + MOD(FLOOR([.I12] / 4); 2) * MOD(95 - [.I12]; 4) + FLOOR([.I12] / 48) * 4; 96)" office:value-type="float" office:value="1" calcext:value-type="float">
            <text:p>1</text:p>
          </table:table-cell>
          <table:table-cell table:style-name="ce1" table:formula="of:= MOD(MOD(FLOOR([.J12] / 4) + 1; 2) * MOD([.J12]; 4) + MOD(FLOOR([.J12] / 4); 2) * MOD(95 - [.J12]; 4) + FLOOR([.J12] / 48) * 4; 96)" office:value-type="float" office:value="1" calcext:value-type="float">
            <text:p>1</text:p>
          </table:table-cell>
          <table:table-cell table:style-name="ce1" table:formula="of:= MOD(MOD(FLOOR([.K12] / 4) + 1; 2) * MOD([.K12]; 4) + MOD(FLOOR([.K12] / 4); 2) * MOD(95 - [.K12]; 4) + FLOOR([.K12] / 48) * 4; 96)" office:value-type="float" office:value="1" calcext:value-type="float">
            <text:p>1</text:p>
          </table:table-cell>
          <table:table-cell table:style-name="ce1" table:formula="of:= MOD(MOD(FLOOR([.L12] / 4) + 1; 2) * MOD([.L12]; 4) + MOD(FLOOR([.L12] / 4); 2) * MOD(95 - [.L12]; 4) + FLOOR([.L12] / 48) * 4; 96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A13]+16" office:value-type="float" office:value="18" calcext:value-type="float">
            <text:p>18</text:p>
          </table:table-cell>
          <table:table-cell table:formula="of:=[.B13]+16" office:value-type="float" office:value="21" calcext:value-type="float">
            <text:p>21</text:p>
          </table:table-cell>
          <table:table-cell table:formula="of:=[.C13]+16" office:value-type="float" office:value="26" calcext:value-type="float">
            <text:p>26</text:p>
          </table:table-cell>
          <table:table-cell table:formula="of:=[.D13]+16" office:value-type="float" office:value="29" calcext:value-type="float">
            <text:p>29</text:p>
          </table:table-cell>
          <table:table-cell table:formula="of:=[.E13]+16" office:value-type="float" office:value="34" calcext:value-type="float">
            <text:p>34</text:p>
          </table:table-cell>
          <table:table-cell table:formula="of:=[.F13]+16" office:value-type="float" office:value="37" calcext:value-type="float">
            <text:p>37</text:p>
          </table:table-cell>
          <table:table-cell table:formula="of:=[.G13]+16" office:value-type="float" office:value="42" calcext:value-type="float">
            <text:p>42</text:p>
          </table:table-cell>
          <table:table-cell table:formula="of:=[.H13]+16" office:value-type="float" office:value="45" calcext:value-type="float">
            <text:p>45</text:p>
          </table:table-cell>
          <table:table-cell/>
          <table:table-cell table:style-name="ce1" table:formula="of:= MOD(FLOOR([.A13] / 4); 12)" office:value-type="float" office:value="0" calcext:value-type="float">
            <text:p>0</text:p>
          </table:table-cell>
          <table:table-cell table:style-name="ce1" table:formula="of:= MOD(FLOOR([.B13] / 4); 12)" office:value-type="float" office:value="1" calcext:value-type="float">
            <text:p>1</text:p>
          </table:table-cell>
          <table:table-cell table:style-name="ce1" table:formula="of:= MOD(FLOOR([.C13] / 4); 12)" office:value-type="float" office:value="2" calcext:value-type="float">
            <text:p>2</text:p>
          </table:table-cell>
          <table:table-cell table:style-name="ce1" table:formula="of:= MOD(FLOOR([.D13] / 4); 12)" office:value-type="float" office:value="3" calcext:value-type="float">
            <text:p>3</text:p>
          </table:table-cell>
          <table:table-cell table:style-name="ce1" table:formula="of:= MOD(FLOOR([.E13] / 4); 12)" office:value-type="float" office:value="4" calcext:value-type="float">
            <text:p>4</text:p>
          </table:table-cell>
          <table:table-cell table:style-name="ce1" table:formula="of:= MOD(FLOOR([.F13] / 4); 12)" office:value-type="float" office:value="5" calcext:value-type="float">
            <text:p>5</text:p>
          </table:table-cell>
          <table:table-cell table:style-name="ce1" table:formula="of:= MOD(FLOOR([.G13] / 4); 12)" office:value-type="float" office:value="6" calcext:value-type="float">
            <text:p>6</text:p>
          </table:table-cell>
          <table:table-cell table:style-name="ce1" table:formula="of:= MOD(FLOOR([.H13] / 4); 12)" office:value-type="float" office:value="7" calcext:value-type="float">
            <text:p>7</text:p>
          </table:table-cell>
          <table:table-cell table:style-name="ce1" table:formula="of:= MOD(FLOOR([.I13] / 4); 12)" office:value-type="float" office:value="8" calcext:value-type="float">
            <text:p>8</text:p>
          </table:table-cell>
          <table:table-cell table:style-name="ce1" table:formula="of:= MOD(FLOOR([.J13] / 4); 12)" office:value-type="float" office:value="9" calcext:value-type="float">
            <text:p>9</text:p>
          </table:table-cell>
          <table:table-cell table:style-name="ce1" table:formula="of:= MOD(FLOOR([.K13] / 4); 12)" office:value-type="float" office:value="10" calcext:value-type="float">
            <text:p>10</text:p>
          </table:table-cell>
          <table:table-cell table:style-name="ce1" table:formula="of:= MOD(FLOOR([.L13] / 4); 12)" office:value-type="float" office:value="11" calcext:value-type="float">
            <text:p>11</text:p>
          </table:table-cell>
          <table:table-cell/>
          <table:table-cell table:style-name="ce1" table:formula="of:= MOD(MOD(FLOOR([.A13] / 4) + 1; 2) * MOD([.A13]; 4) + MOD(FLOOR([.A13] / 4); 2) * MOD(95 - [.A13]; 4) + FLOOR([.A13] / 48) * 4; 96)" office:value-type="float" office:value="2" calcext:value-type="float">
            <text:p>2</text:p>
          </table:table-cell>
          <table:table-cell table:style-name="ce1" table:formula="of:= MOD(MOD(FLOOR([.B13] / 4) + 1; 2) * MOD([.B13]; 4) + MOD(FLOOR([.B13] / 4); 2) * MOD(95 - [.B13]; 4) + FLOOR([.B13] / 48) * 4; 96)" office:value-type="float" office:value="2" calcext:value-type="float">
            <text:p>2</text:p>
          </table:table-cell>
          <table:table-cell table:style-name="ce1" table:formula="of:= MOD(MOD(FLOOR([.C13] / 4) + 1; 2) * MOD([.C13]; 4) + MOD(FLOOR([.C13] / 4); 2) * MOD(95 - [.C13]; 4) + FLOOR([.C13] / 48) * 4; 96)" office:value-type="float" office:value="2" calcext:value-type="float">
            <text:p>2</text:p>
          </table:table-cell>
          <table:table-cell table:style-name="ce1" table:formula="of:= MOD(MOD(FLOOR([.D13] / 4) + 1; 2) * MOD([.D13]; 4) + MOD(FLOOR([.D13] / 4); 2) * MOD(95 - [.D13]; 4) + FLOOR([.D13] / 48) * 4; 96)" office:value-type="float" office:value="2" calcext:value-type="float">
            <text:p>2</text:p>
          </table:table-cell>
          <table:table-cell table:style-name="ce1" table:formula="of:= MOD(MOD(FLOOR([.E13] / 4) + 1; 2) * MOD([.E13]; 4) + MOD(FLOOR([.E13] / 4); 2) * MOD(95 - [.E13]; 4) + FLOOR([.E13] / 48) * 4; 96)" office:value-type="float" office:value="2" calcext:value-type="float">
            <text:p>2</text:p>
          </table:table-cell>
          <table:table-cell table:style-name="ce1" table:formula="of:= MOD(MOD(FLOOR([.F13] / 4) + 1; 2) * MOD([.F13]; 4) + MOD(FLOOR([.F13] / 4); 2) * MOD(95 - [.F13]; 4) + FLOOR([.F13] / 48) * 4; 96)" office:value-type="float" office:value="2" calcext:value-type="float">
            <text:p>2</text:p>
          </table:table-cell>
          <table:table-cell table:style-name="ce1" table:formula="of:= MOD(MOD(FLOOR([.G13] / 4) + 1; 2) * MOD([.G13]; 4) + MOD(FLOOR([.G13] / 4); 2) * MOD(95 - [.G13]; 4) + FLOOR([.G13] / 48) * 4; 96)" office:value-type="float" office:value="2" calcext:value-type="float">
            <text:p>2</text:p>
          </table:table-cell>
          <table:table-cell table:style-name="ce1" table:formula="of:= MOD(MOD(FLOOR([.H13] / 4) + 1; 2) * MOD([.H13]; 4) + MOD(FLOOR([.H13] / 4); 2) * MOD(95 - [.H13]; 4) + FLOOR([.H13] / 48) * 4; 96)" office:value-type="float" office:value="2" calcext:value-type="float">
            <text:p>2</text:p>
          </table:table-cell>
          <table:table-cell table:formula="of:= MOD(MOD(FLOOR([.I13] / 4) + 1; 2) * MOD([.I13]; 4) + MOD(FLOOR([.I13] / 4); 2) * MOD(95 - [.I13]; 4) + FLOOR([.I13] / 48) * 4; 96)" office:value-type="float" office:value="2" calcext:value-type="float">
            <text:p>2</text:p>
          </table:table-cell>
          <table:table-cell table:style-name="ce1" table:formula="of:= MOD(MOD(FLOOR([.J13] / 4) + 1; 2) * MOD([.J13]; 4) + MOD(FLOOR([.J13] / 4); 2) * MOD(95 - [.J13]; 4) + FLOOR([.J13] / 48) * 4; 96)" office:value-type="float" office:value="2" calcext:value-type="float">
            <text:p>2</text:p>
          </table:table-cell>
          <table:table-cell table:style-name="ce1" table:formula="of:= MOD(MOD(FLOOR([.K13] / 4) + 1; 2) * MOD([.K13]; 4) + MOD(FLOOR([.K13] / 4); 2) * MOD(95 - [.K13]; 4) + FLOOR([.K13] / 48) * 4; 96)" office:value-type="float" office:value="2" calcext:value-type="float">
            <text:p>2</text:p>
          </table:table-cell>
          <table:table-cell table:style-name="ce1" table:formula="of:= MOD(MOD(FLOOR([.L13] / 4) + 1; 2) * MOD([.L13]; 4) + MOD(FLOOR([.L13] / 4); 2) * MOD(95 - [.L13]; 4) + FLOOR([.L13] / 48) * 4; 96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A14]+16" office:value-type="float" office:value="19" calcext:value-type="float">
            <text:p>19</text:p>
          </table:table-cell>
          <table:table-cell table:formula="of:=[.B14]+16" office:value-type="float" office:value="20" calcext:value-type="float">
            <text:p>20</text:p>
          </table:table-cell>
          <table:table-cell table:formula="of:=[.C14]+16" office:value-type="float" office:value="27" calcext:value-type="float">
            <text:p>27</text:p>
          </table:table-cell>
          <table:table-cell table:formula="of:=[.D14]+16" office:value-type="float" office:value="28" calcext:value-type="float">
            <text:p>28</text:p>
          </table:table-cell>
          <table:table-cell table:formula="of:=[.E14]+16" office:value-type="float" office:value="35" calcext:value-type="float">
            <text:p>35</text:p>
          </table:table-cell>
          <table:table-cell table:formula="of:=[.F14]+16" office:value-type="float" office:value="36" calcext:value-type="float">
            <text:p>36</text:p>
          </table:table-cell>
          <table:table-cell table:formula="of:=[.G14]+16" office:value-type="float" office:value="43" calcext:value-type="float">
            <text:p>43</text:p>
          </table:table-cell>
          <table:table-cell table:formula="of:=[.H14]+16" office:value-type="float" office:value="44" calcext:value-type="float">
            <text:p>44</text:p>
          </table:table-cell>
          <table:table-cell/>
          <table:table-cell table:style-name="ce1" table:formula="of:= MOD(FLOOR([.A14] / 4); 12)" office:value-type="float" office:value="0" calcext:value-type="float">
            <text:p>0</text:p>
          </table:table-cell>
          <table:table-cell table:style-name="ce1" table:formula="of:= MOD(FLOOR([.B14] / 4); 12)" office:value-type="float" office:value="1" calcext:value-type="float">
            <text:p>1</text:p>
          </table:table-cell>
          <table:table-cell table:style-name="ce1" table:formula="of:= MOD(FLOOR([.C14] / 4); 12)" office:value-type="float" office:value="2" calcext:value-type="float">
            <text:p>2</text:p>
          </table:table-cell>
          <table:table-cell table:style-name="ce1" table:formula="of:= MOD(FLOOR([.D14] / 4); 12)" office:value-type="float" office:value="3" calcext:value-type="float">
            <text:p>3</text:p>
          </table:table-cell>
          <table:table-cell table:style-name="ce1" table:formula="of:= MOD(FLOOR([.E14] / 4); 12)" office:value-type="float" office:value="4" calcext:value-type="float">
            <text:p>4</text:p>
          </table:table-cell>
          <table:table-cell table:style-name="ce1" table:formula="of:= MOD(FLOOR([.F14] / 4); 12)" office:value-type="float" office:value="5" calcext:value-type="float">
            <text:p>5</text:p>
          </table:table-cell>
          <table:table-cell table:style-name="ce1" table:formula="of:= MOD(FLOOR([.G14] / 4); 12)" office:value-type="float" office:value="6" calcext:value-type="float">
            <text:p>6</text:p>
          </table:table-cell>
          <table:table-cell table:style-name="ce1" table:formula="of:= MOD(FLOOR([.H14] / 4); 12)" office:value-type="float" office:value="7" calcext:value-type="float">
            <text:p>7</text:p>
          </table:table-cell>
          <table:table-cell table:style-name="ce1" table:formula="of:= MOD(FLOOR([.I14] / 4); 12)" office:value-type="float" office:value="8" calcext:value-type="float">
            <text:p>8</text:p>
          </table:table-cell>
          <table:table-cell table:style-name="ce1" table:formula="of:= MOD(FLOOR([.J14] / 4); 12)" office:value-type="float" office:value="9" calcext:value-type="float">
            <text:p>9</text:p>
          </table:table-cell>
          <table:table-cell table:style-name="ce1" table:formula="of:= MOD(FLOOR([.K14] / 4); 12)" office:value-type="float" office:value="10" calcext:value-type="float">
            <text:p>10</text:p>
          </table:table-cell>
          <table:table-cell table:style-name="ce1" table:formula="of:= MOD(FLOOR([.L14] / 4); 12)" office:value-type="float" office:value="11" calcext:value-type="float">
            <text:p>11</text:p>
          </table:table-cell>
          <table:table-cell/>
          <table:table-cell table:style-name="ce1" table:formula="of:= MOD(MOD(FLOOR([.A14] / 4) + 1; 2) * MOD([.A14]; 4) + MOD(FLOOR([.A14] / 4); 2) * MOD(95 - [.A14]; 4) + FLOOR([.A14] / 48) * 4; 96)" office:value-type="float" office:value="3" calcext:value-type="float">
            <text:p>3</text:p>
          </table:table-cell>
          <table:table-cell table:style-name="ce1" table:formula="of:= MOD(MOD(FLOOR([.B14] / 4) + 1; 2) * MOD([.B14]; 4) + MOD(FLOOR([.B14] / 4); 2) * MOD(95 - [.B14]; 4) + FLOOR([.B14] / 48) * 4; 96)" office:value-type="float" office:value="3" calcext:value-type="float">
            <text:p>3</text:p>
          </table:table-cell>
          <table:table-cell table:style-name="ce1" table:formula="of:= MOD(MOD(FLOOR([.C14] / 4) + 1; 2) * MOD([.C14]; 4) + MOD(FLOOR([.C14] / 4); 2) * MOD(95 - [.C14]; 4) + FLOOR([.C14] / 48) * 4; 96)" office:value-type="float" office:value="3" calcext:value-type="float">
            <text:p>3</text:p>
          </table:table-cell>
          <table:table-cell table:style-name="ce1" table:formula="of:= MOD(MOD(FLOOR([.D14] / 4) + 1; 2) * MOD([.D14]; 4) + MOD(FLOOR([.D14] / 4); 2) * MOD(95 - [.D14]; 4) + FLOOR([.D14] / 48) * 4; 96)" office:value-type="float" office:value="3" calcext:value-type="float">
            <text:p>3</text:p>
          </table:table-cell>
          <table:table-cell table:style-name="ce1" table:formula="of:= MOD(MOD(FLOOR([.E14] / 4) + 1; 2) * MOD([.E14]; 4) + MOD(FLOOR([.E14] / 4); 2) * MOD(95 - [.E14]; 4) + FLOOR([.E14] / 48) * 4; 96)" office:value-type="float" office:value="3" calcext:value-type="float">
            <text:p>3</text:p>
          </table:table-cell>
          <table:table-cell table:style-name="ce1" table:formula="of:= MOD(MOD(FLOOR([.F14] / 4) + 1; 2) * MOD([.F14]; 4) + MOD(FLOOR([.F14] / 4); 2) * MOD(95 - [.F14]; 4) + FLOOR([.F14] / 48) * 4; 96)" office:value-type="float" office:value="3" calcext:value-type="float">
            <text:p>3</text:p>
          </table:table-cell>
          <table:table-cell table:style-name="ce1" table:formula="of:= MOD(MOD(FLOOR([.G14] / 4) + 1; 2) * MOD([.G14]; 4) + MOD(FLOOR([.G14] / 4); 2) * MOD(95 - [.G14]; 4) + FLOOR([.G14] / 48) * 4; 96)" office:value-type="float" office:value="3" calcext:value-type="float">
            <text:p>3</text:p>
          </table:table-cell>
          <table:table-cell table:style-name="ce1" table:formula="of:= MOD(MOD(FLOOR([.H14] / 4) + 1; 2) * MOD([.H14]; 4) + MOD(FLOOR([.H14] / 4); 2) * MOD(95 - [.H14]; 4) + FLOOR([.H14] / 48) * 4; 96)" office:value-type="float" office:value="3" calcext:value-type="float">
            <text:p>3</text:p>
          </table:table-cell>
          <table:table-cell table:formula="of:= MOD(MOD(FLOOR([.I14] / 4) + 1; 2) * MOD([.I14]; 4) + MOD(FLOOR([.I14] / 4); 2) * MOD(95 - [.I14]; 4) + FLOOR([.I14] / 48) * 4; 96)" office:value-type="float" office:value="3" calcext:value-type="float">
            <text:p>3</text:p>
          </table:table-cell>
          <table:table-cell table:style-name="ce1" table:formula="of:= MOD(MOD(FLOOR([.J14] / 4) + 1; 2) * MOD([.J14]; 4) + MOD(FLOOR([.J14] / 4); 2) * MOD(95 - [.J14]; 4) + FLOOR([.J14] / 48) * 4; 96)" office:value-type="float" office:value="3" calcext:value-type="float">
            <text:p>3</text:p>
          </table:table-cell>
          <table:table-cell table:style-name="ce1" table:formula="of:= MOD(MOD(FLOOR([.K14] / 4) + 1; 2) * MOD([.K14]; 4) + MOD(FLOOR([.K14] / 4); 2) * MOD(95 - [.K14]; 4) + FLOOR([.K14] / 48) * 4; 96)" office:value-type="float" office:value="3" calcext:value-type="float">
            <text:p>3</text:p>
          </table:table-cell>
          <table:table-cell table:style-name="ce1" table:formula="of:= MOD(MOD(FLOOR([.L14] / 4) + 1; 2) * MOD([.L14]; 4) + MOD(FLOOR([.L14] / 4); 2) * MOD(95 - [.L14]; 4) + FLOOR([.L14] / 48) * 4; 96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formula="of:=[.A11]+48" office:value-type="float" office:value="48" calcext:value-type="float">
            <text:p>48</text:p>
          </table:table-cell>
          <table:table-cell table:formula="of:=[.B11]+48" office:value-type="float" office:value="55" calcext:value-type="float">
            <text:p>55</text:p>
          </table:table-cell>
          <table:table-cell table:formula="of:=[.C11]+48" office:value-type="float" office:value="56" calcext:value-type="float">
            <text:p>56</text:p>
          </table:table-cell>
          <table:table-cell table:formula="of:=[.D11]+48" office:value-type="float" office:value="63" calcext:value-type="float">
            <text:p>63</text:p>
          </table:table-cell>
          <table:table-cell table:formula="of:=[.A15]+16" office:value-type="float" office:value="64" calcext:value-type="float">
            <text:p>64</text:p>
          </table:table-cell>
          <table:table-cell table:formula="of:=[.B15]+16" office:value-type="float" office:value="71" calcext:value-type="float">
            <text:p>71</text:p>
          </table:table-cell>
          <table:table-cell table:formula="of:=[.C15]+16" office:value-type="float" office:value="72" calcext:value-type="float">
            <text:p>72</text:p>
          </table:table-cell>
          <table:table-cell table:formula="of:=[.D15]+16" office:value-type="float" office:value="79" calcext:value-type="float">
            <text:p>79</text:p>
          </table:table-cell>
          <table:table-cell table:formula="of:=[.E15]+16" office:value-type="float" office:value="80" calcext:value-type="float">
            <text:p>80</text:p>
          </table:table-cell>
          <table:table-cell table:formula="of:=[.F15]+16" office:value-type="float" office:value="87" calcext:value-type="float">
            <text:p>87</text:p>
          </table:table-cell>
          <table:table-cell table:formula="of:=[.G15]+16" office:value-type="float" office:value="88" calcext:value-type="float">
            <text:p>88</text:p>
          </table:table-cell>
          <table:table-cell table:formula="of:=[.H15]+16" office:value-type="float" office:value="95" calcext:value-type="float">
            <text:p>95</text:p>
          </table:table-cell>
          <table:table-cell/>
          <table:table-cell table:style-name="ce1" table:formula="of:= MOD(FLOOR([.A15] / 4); 12)" office:value-type="float" office:value="0" calcext:value-type="float">
            <text:p>0</text:p>
          </table:table-cell>
          <table:table-cell table:style-name="ce1" table:formula="of:= MOD(FLOOR([.B15] / 4); 12)" office:value-type="float" office:value="1" calcext:value-type="float">
            <text:p>1</text:p>
          </table:table-cell>
          <table:table-cell table:style-name="ce1" table:formula="of:= MOD(FLOOR([.C15] / 4); 12)" office:value-type="float" office:value="2" calcext:value-type="float">
            <text:p>2</text:p>
          </table:table-cell>
          <table:table-cell table:style-name="ce1" table:formula="of:= MOD(FLOOR([.D15] / 4); 12)" office:value-type="float" office:value="3" calcext:value-type="float">
            <text:p>3</text:p>
          </table:table-cell>
          <table:table-cell table:style-name="ce1" table:formula="of:= MOD(FLOOR([.E15] / 4); 12)" office:value-type="float" office:value="4" calcext:value-type="float">
            <text:p>4</text:p>
          </table:table-cell>
          <table:table-cell table:style-name="ce1" table:formula="of:= MOD(FLOOR([.F15] / 4); 12)" office:value-type="float" office:value="5" calcext:value-type="float">
            <text:p>5</text:p>
          </table:table-cell>
          <table:table-cell table:style-name="ce1" table:formula="of:= MOD(FLOOR([.G15] / 4); 12)" office:value-type="float" office:value="6" calcext:value-type="float">
            <text:p>6</text:p>
          </table:table-cell>
          <table:table-cell table:style-name="ce1" table:formula="of:= MOD(FLOOR([.H15] / 4); 12)" office:value-type="float" office:value="7" calcext:value-type="float">
            <text:p>7</text:p>
          </table:table-cell>
          <table:table-cell table:style-name="ce1" table:formula="of:= MOD(FLOOR([.I15] / 4); 12)" office:value-type="float" office:value="8" calcext:value-type="float">
            <text:p>8</text:p>
          </table:table-cell>
          <table:table-cell table:style-name="ce1" table:formula="of:= MOD(FLOOR([.J15] / 4); 12)" office:value-type="float" office:value="9" calcext:value-type="float">
            <text:p>9</text:p>
          </table:table-cell>
          <table:table-cell table:style-name="ce1" table:formula="of:= MOD(FLOOR([.K15] / 4); 12)" office:value-type="float" office:value="10" calcext:value-type="float">
            <text:p>10</text:p>
          </table:table-cell>
          <table:table-cell table:style-name="ce1" table:formula="of:= MOD(FLOOR([.L15] / 4); 12)" office:value-type="float" office:value="11" calcext:value-type="float">
            <text:p>11</text:p>
          </table:table-cell>
          <table:table-cell/>
          <table:table-cell table:style-name="ce1" table:formula="of:= MOD(MOD(FLOOR([.A15] / 4) + 1; 2) * MOD([.A15]; 4) + MOD(FLOOR([.A15] / 4); 2) * MOD(95 - [.A15]; 4) + FLOOR([.A15] / 48) * 4; 96)" office:value-type="float" office:value="4" calcext:value-type="float">
            <text:p>4</text:p>
          </table:table-cell>
          <table:table-cell table:style-name="ce1" table:formula="of:= MOD(MOD(FLOOR([.B15] / 4) + 1; 2) * MOD([.B15]; 4) + MOD(FLOOR([.B15] / 4); 2) * MOD(95 - [.B15]; 4) + FLOOR([.B15] / 48) * 4; 96)" office:value-type="float" office:value="4" calcext:value-type="float">
            <text:p>4</text:p>
          </table:table-cell>
          <table:table-cell table:style-name="ce1" table:formula="of:= MOD(MOD(FLOOR([.C15] / 4) + 1; 2) * MOD([.C15]; 4) + MOD(FLOOR([.C15] / 4); 2) * MOD(95 - [.C15]; 4) + FLOOR([.C15] / 48) * 4; 96)" office:value-type="float" office:value="4" calcext:value-type="float">
            <text:p>4</text:p>
          </table:table-cell>
          <table:table-cell table:style-name="ce1" table:formula="of:= MOD(MOD(FLOOR([.D15] / 4) + 1; 2) * MOD([.D15]; 4) + MOD(FLOOR([.D15] / 4); 2) * MOD(95 - [.D15]; 4) + FLOOR([.D15] / 48) * 4; 96)" office:value-type="float" office:value="4" calcext:value-type="float">
            <text:p>4</text:p>
          </table:table-cell>
          <table:table-cell table:style-name="ce1" table:formula="of:= MOD(MOD(FLOOR([.E15] / 4) + 1; 2) * MOD([.E15]; 4) + MOD(FLOOR([.E15] / 4); 2) * MOD(95 - [.E15]; 4) + FLOOR([.E15] / 48) * 4; 96)" office:value-type="float" office:value="4" calcext:value-type="float">
            <text:p>4</text:p>
          </table:table-cell>
          <table:table-cell table:style-name="ce1" table:formula="of:= MOD(MOD(FLOOR([.F15] / 4) + 1; 2) * MOD([.F15]; 4) + MOD(FLOOR([.F15] / 4); 2) * MOD(95 - [.F15]; 4) + FLOOR([.F15] / 48) * 4; 96)" office:value-type="float" office:value="4" calcext:value-type="float">
            <text:p>4</text:p>
          </table:table-cell>
          <table:table-cell table:style-name="ce1" table:formula="of:= MOD(MOD(FLOOR([.G15] / 4) + 1; 2) * MOD([.G15]; 4) + MOD(FLOOR([.G15] / 4); 2) * MOD(95 - [.G15]; 4) + FLOOR([.G15] / 48) * 4; 96)" office:value-type="float" office:value="4" calcext:value-type="float">
            <text:p>4</text:p>
          </table:table-cell>
          <table:table-cell table:style-name="ce1" table:formula="of:= MOD(MOD(FLOOR([.H15] / 4) + 1; 2) * MOD([.H15]; 4) + MOD(FLOOR([.H15] / 4); 2) * MOD(95 - [.H15]; 4) + FLOOR([.H15] / 48) * 4; 96)" office:value-type="float" office:value="4" calcext:value-type="float">
            <text:p>4</text:p>
          </table:table-cell>
          <table:table-cell table:formula="of:= MOD(MOD(FLOOR([.I15] / 4) + 1; 2) * MOD([.I15]; 4) + MOD(FLOOR([.I15] / 4); 2) * MOD(95 - [.I15]; 4) + FLOOR([.I15] / 48) * 4; 96)" office:value-type="float" office:value="4" calcext:value-type="float">
            <text:p>4</text:p>
          </table:table-cell>
          <table:table-cell table:style-name="ce1" table:formula="of:= MOD(MOD(FLOOR([.J15] / 4) + 1; 2) * MOD([.J15]; 4) + MOD(FLOOR([.J15] / 4); 2) * MOD(95 - [.J15]; 4) + FLOOR([.J15] / 48) * 4; 96)" office:value-type="float" office:value="4" calcext:value-type="float">
            <text:p>4</text:p>
          </table:table-cell>
          <table:table-cell table:style-name="ce1" table:formula="of:= MOD(MOD(FLOOR([.K15] / 4) + 1; 2) * MOD([.K15]; 4) + MOD(FLOOR([.K15] / 4); 2) * MOD(95 - [.K15]; 4) + FLOOR([.K15] / 48) * 4; 96)" office:value-type="float" office:value="4" calcext:value-type="float">
            <text:p>4</text:p>
          </table:table-cell>
          <table:table-cell table:style-name="ce1" table:formula="of:= MOD(MOD(FLOOR([.L15] / 4) + 1; 2) * MOD([.L15]; 4) + MOD(FLOOR([.L15] / 4); 2) * MOD(95 - [.L15]; 4) + FLOOR([.L15] / 48) * 4; 96)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formula="of:=[.A12]+48" office:value-type="float" office:value="49" calcext:value-type="float">
            <text:p>49</text:p>
          </table:table-cell>
          <table:table-cell table:formula="of:=[.B12]+48" office:value-type="float" office:value="54" calcext:value-type="float">
            <text:p>54</text:p>
          </table:table-cell>
          <table:table-cell table:formula="of:=[.C12]+48" office:value-type="float" office:value="57" calcext:value-type="float">
            <text:p>57</text:p>
          </table:table-cell>
          <table:table-cell table:formula="of:=[.D12]+48" office:value-type="float" office:value="62" calcext:value-type="float">
            <text:p>62</text:p>
          </table:table-cell>
          <table:table-cell table:formula="of:=[.A16]+16" office:value-type="float" office:value="65" calcext:value-type="float">
            <text:p>65</text:p>
          </table:table-cell>
          <table:table-cell table:formula="of:=[.B16]+16" office:value-type="float" office:value="70" calcext:value-type="float">
            <text:p>70</text:p>
          </table:table-cell>
          <table:table-cell table:formula="of:=[.C16]+16" office:value-type="float" office:value="73" calcext:value-type="float">
            <text:p>73</text:p>
          </table:table-cell>
          <table:table-cell table:formula="of:=[.D16]+16" office:value-type="float" office:value="78" calcext:value-type="float">
            <text:p>78</text:p>
          </table:table-cell>
          <table:table-cell table:formula="of:=[.E16]+16" office:value-type="float" office:value="81" calcext:value-type="float">
            <text:p>81</text:p>
          </table:table-cell>
          <table:table-cell table:formula="of:=[.F16]+16" office:value-type="float" office:value="86" calcext:value-type="float">
            <text:p>86</text:p>
          </table:table-cell>
          <table:table-cell table:formula="of:=[.G16]+16" office:value-type="float" office:value="89" calcext:value-type="float">
            <text:p>89</text:p>
          </table:table-cell>
          <table:table-cell table:formula="of:=[.H16]+16" office:value-type="float" office:value="94" calcext:value-type="float">
            <text:p>94</text:p>
          </table:table-cell>
          <table:table-cell/>
          <table:table-cell table:style-name="ce1" table:formula="of:= MOD(FLOOR([.A16] / 4); 12)" office:value-type="float" office:value="0" calcext:value-type="float">
            <text:p>0</text:p>
          </table:table-cell>
          <table:table-cell table:style-name="ce1" table:formula="of:= MOD(FLOOR([.B16] / 4); 12)" office:value-type="float" office:value="1" calcext:value-type="float">
            <text:p>1</text:p>
          </table:table-cell>
          <table:table-cell table:style-name="ce1" table:formula="of:= MOD(FLOOR([.C16] / 4); 12)" office:value-type="float" office:value="2" calcext:value-type="float">
            <text:p>2</text:p>
          </table:table-cell>
          <table:table-cell table:style-name="ce1" table:formula="of:= MOD(FLOOR([.D16] / 4); 12)" office:value-type="float" office:value="3" calcext:value-type="float">
            <text:p>3</text:p>
          </table:table-cell>
          <table:table-cell table:style-name="ce1" table:formula="of:= MOD(FLOOR([.E16] / 4); 12)" office:value-type="float" office:value="4" calcext:value-type="float">
            <text:p>4</text:p>
          </table:table-cell>
          <table:table-cell table:style-name="ce1" table:formula="of:= MOD(FLOOR([.F16] / 4); 12)" office:value-type="float" office:value="5" calcext:value-type="float">
            <text:p>5</text:p>
          </table:table-cell>
          <table:table-cell table:style-name="ce1" table:formula="of:= MOD(FLOOR([.G16] / 4); 12)" office:value-type="float" office:value="6" calcext:value-type="float">
            <text:p>6</text:p>
          </table:table-cell>
          <table:table-cell table:style-name="ce1" table:formula="of:= MOD(FLOOR([.H16] / 4); 12)" office:value-type="float" office:value="7" calcext:value-type="float">
            <text:p>7</text:p>
          </table:table-cell>
          <table:table-cell table:style-name="ce1" table:formula="of:= MOD(FLOOR([.I16] / 4); 12)" office:value-type="float" office:value="8" calcext:value-type="float">
            <text:p>8</text:p>
          </table:table-cell>
          <table:table-cell table:style-name="ce1" table:formula="of:= MOD(FLOOR([.J16] / 4); 12)" office:value-type="float" office:value="9" calcext:value-type="float">
            <text:p>9</text:p>
          </table:table-cell>
          <table:table-cell table:style-name="ce1" table:formula="of:= MOD(FLOOR([.K16] / 4); 12)" office:value-type="float" office:value="10" calcext:value-type="float">
            <text:p>10</text:p>
          </table:table-cell>
          <table:table-cell table:style-name="ce1" table:formula="of:= MOD(FLOOR([.L16] / 4); 12)" office:value-type="float" office:value="11" calcext:value-type="float">
            <text:p>11</text:p>
          </table:table-cell>
          <table:table-cell/>
          <table:table-cell table:style-name="ce1" table:formula="of:= MOD(MOD(FLOOR([.A16] / 4) + 1; 2) * MOD([.A16]; 4) + MOD(FLOOR([.A16] / 4); 2) * MOD(95 - [.A16]; 4) + FLOOR([.A16] / 48) * 4; 96)" office:value-type="float" office:value="5" calcext:value-type="float">
            <text:p>5</text:p>
          </table:table-cell>
          <table:table-cell table:style-name="ce1" table:formula="of:= MOD(MOD(FLOOR([.B16] / 4) + 1; 2) * MOD([.B16]; 4) + MOD(FLOOR([.B16] / 4); 2) * MOD(95 - [.B16]; 4) + FLOOR([.B16] / 48) * 4; 96)" office:value-type="float" office:value="5" calcext:value-type="float">
            <text:p>5</text:p>
          </table:table-cell>
          <table:table-cell table:style-name="ce1" table:formula="of:= MOD(MOD(FLOOR([.C16] / 4) + 1; 2) * MOD([.C16]; 4) + MOD(FLOOR([.C16] / 4); 2) * MOD(95 - [.C16]; 4) + FLOOR([.C16] / 48) * 4; 96)" office:value-type="float" office:value="5" calcext:value-type="float">
            <text:p>5</text:p>
          </table:table-cell>
          <table:table-cell table:style-name="ce1" table:formula="of:= MOD(MOD(FLOOR([.D16] / 4) + 1; 2) * MOD([.D16]; 4) + MOD(FLOOR([.D16] / 4); 2) * MOD(95 - [.D16]; 4) + FLOOR([.D16] / 48) * 4; 96)" office:value-type="float" office:value="5" calcext:value-type="float">
            <text:p>5</text:p>
          </table:table-cell>
          <table:table-cell table:style-name="ce1" table:formula="of:= MOD(MOD(FLOOR([.E16] / 4) + 1; 2) * MOD([.E16]; 4) + MOD(FLOOR([.E16] / 4); 2) * MOD(95 - [.E16]; 4) + FLOOR([.E16] / 48) * 4; 96)" office:value-type="float" office:value="5" calcext:value-type="float">
            <text:p>5</text:p>
          </table:table-cell>
          <table:table-cell table:style-name="ce1" table:formula="of:= MOD(MOD(FLOOR([.F16] / 4) + 1; 2) * MOD([.F16]; 4) + MOD(FLOOR([.F16] / 4); 2) * MOD(95 - [.F16]; 4) + FLOOR([.F16] / 48) * 4; 96)" office:value-type="float" office:value="5" calcext:value-type="float">
            <text:p>5</text:p>
          </table:table-cell>
          <table:table-cell table:style-name="ce1" table:formula="of:= MOD(MOD(FLOOR([.G16] / 4) + 1; 2) * MOD([.G16]; 4) + MOD(FLOOR([.G16] / 4); 2) * MOD(95 - [.G16]; 4) + FLOOR([.G16] / 48) * 4; 96)" office:value-type="float" office:value="5" calcext:value-type="float">
            <text:p>5</text:p>
          </table:table-cell>
          <table:table-cell table:style-name="ce1" table:formula="of:= MOD(MOD(FLOOR([.H16] / 4) + 1; 2) * MOD([.H16]; 4) + MOD(FLOOR([.H16] / 4); 2) * MOD(95 - [.H16]; 4) + FLOOR([.H16] / 48) * 4; 96)" office:value-type="float" office:value="5" calcext:value-type="float">
            <text:p>5</text:p>
          </table:table-cell>
          <table:table-cell table:formula="of:= MOD(MOD(FLOOR([.I16] / 4) + 1; 2) * MOD([.I16]; 4) + MOD(FLOOR([.I16] / 4); 2) * MOD(95 - [.I16]; 4) + FLOOR([.I16] / 48) * 4; 96)" office:value-type="float" office:value="5" calcext:value-type="float">
            <text:p>5</text:p>
          </table:table-cell>
          <table:table-cell table:style-name="ce1" table:formula="of:= MOD(MOD(FLOOR([.J16] / 4) + 1; 2) * MOD([.J16]; 4) + MOD(FLOOR([.J16] / 4); 2) * MOD(95 - [.J16]; 4) + FLOOR([.J16] / 48) * 4; 96)" office:value-type="float" office:value="5" calcext:value-type="float">
            <text:p>5</text:p>
          </table:table-cell>
          <table:table-cell table:style-name="ce1" table:formula="of:= MOD(MOD(FLOOR([.K16] / 4) + 1; 2) * MOD([.K16]; 4) + MOD(FLOOR([.K16] / 4); 2) * MOD(95 - [.K16]; 4) + FLOOR([.K16] / 48) * 4; 96)" office:value-type="float" office:value="5" calcext:value-type="float">
            <text:p>5</text:p>
          </table:table-cell>
          <table:table-cell table:style-name="ce1" table:formula="of:= MOD(MOD(FLOOR([.L16] / 4) + 1; 2) * MOD([.L16]; 4) + MOD(FLOOR([.L16] / 4); 2) * MOD(95 - [.L16]; 4) + FLOOR([.L16] / 48) * 4; 96)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formula="of:=[.A13]+48" office:value-type="float" office:value="50" calcext:value-type="float">
            <text:p>50</text:p>
          </table:table-cell>
          <table:table-cell table:formula="of:=[.B13]+48" office:value-type="float" office:value="53" calcext:value-type="float">
            <text:p>53</text:p>
          </table:table-cell>
          <table:table-cell table:formula="of:=[.C13]+48" office:value-type="float" office:value="58" calcext:value-type="float">
            <text:p>58</text:p>
          </table:table-cell>
          <table:table-cell table:formula="of:=[.D13]+48" office:value-type="float" office:value="61" calcext:value-type="float">
            <text:p>61</text:p>
          </table:table-cell>
          <table:table-cell table:formula="of:=[.A17]+16" office:value-type="float" office:value="66" calcext:value-type="float">
            <text:p>66</text:p>
          </table:table-cell>
          <table:table-cell table:formula="of:=[.B17]+16" office:value-type="float" office:value="69" calcext:value-type="float">
            <text:p>69</text:p>
          </table:table-cell>
          <table:table-cell table:formula="of:=[.C17]+16" office:value-type="float" office:value="74" calcext:value-type="float">
            <text:p>74</text:p>
          </table:table-cell>
          <table:table-cell table:formula="of:=[.D17]+16" office:value-type="float" office:value="77" calcext:value-type="float">
            <text:p>77</text:p>
          </table:table-cell>
          <table:table-cell table:formula="of:=[.E17]+16" office:value-type="float" office:value="82" calcext:value-type="float">
            <text:p>82</text:p>
          </table:table-cell>
          <table:table-cell table:formula="of:=[.F17]+16" office:value-type="float" office:value="85" calcext:value-type="float">
            <text:p>85</text:p>
          </table:table-cell>
          <table:table-cell table:formula="of:=[.G17]+16" office:value-type="float" office:value="90" calcext:value-type="float">
            <text:p>90</text:p>
          </table:table-cell>
          <table:table-cell table:formula="of:=[.H17]+16" office:value-type="float" office:value="93" calcext:value-type="float">
            <text:p>93</text:p>
          </table:table-cell>
          <table:table-cell/>
          <table:table-cell table:style-name="ce1" table:formula="of:= MOD(FLOOR([.A17] / 4); 12)" office:value-type="float" office:value="0" calcext:value-type="float">
            <text:p>0</text:p>
          </table:table-cell>
          <table:table-cell table:style-name="ce1" table:formula="of:= MOD(FLOOR([.B17] / 4); 12)" office:value-type="float" office:value="1" calcext:value-type="float">
            <text:p>1</text:p>
          </table:table-cell>
          <table:table-cell table:style-name="ce1" table:formula="of:= MOD(FLOOR([.C17] / 4); 12)" office:value-type="float" office:value="2" calcext:value-type="float">
            <text:p>2</text:p>
          </table:table-cell>
          <table:table-cell table:style-name="ce1" table:formula="of:= MOD(FLOOR([.D17] / 4); 12)" office:value-type="float" office:value="3" calcext:value-type="float">
            <text:p>3</text:p>
          </table:table-cell>
          <table:table-cell table:style-name="ce1" table:formula="of:= MOD(FLOOR([.E17] / 4); 12)" office:value-type="float" office:value="4" calcext:value-type="float">
            <text:p>4</text:p>
          </table:table-cell>
          <table:table-cell table:style-name="ce1" table:formula="of:= MOD(FLOOR([.F17] / 4); 12)" office:value-type="float" office:value="5" calcext:value-type="float">
            <text:p>5</text:p>
          </table:table-cell>
          <table:table-cell table:style-name="ce1" table:formula="of:= MOD(FLOOR([.G17] / 4); 12)" office:value-type="float" office:value="6" calcext:value-type="float">
            <text:p>6</text:p>
          </table:table-cell>
          <table:table-cell table:style-name="ce1" table:formula="of:= MOD(FLOOR([.H17] / 4); 12)" office:value-type="float" office:value="7" calcext:value-type="float">
            <text:p>7</text:p>
          </table:table-cell>
          <table:table-cell table:style-name="ce1" table:formula="of:= MOD(FLOOR([.I17] / 4); 12)" office:value-type="float" office:value="8" calcext:value-type="float">
            <text:p>8</text:p>
          </table:table-cell>
          <table:table-cell table:style-name="ce1" table:formula="of:= MOD(FLOOR([.J17] / 4); 12)" office:value-type="float" office:value="9" calcext:value-type="float">
            <text:p>9</text:p>
          </table:table-cell>
          <table:table-cell table:style-name="ce1" table:formula="of:= MOD(FLOOR([.K17] / 4); 12)" office:value-type="float" office:value="10" calcext:value-type="float">
            <text:p>10</text:p>
          </table:table-cell>
          <table:table-cell table:style-name="ce1" table:formula="of:= MOD(FLOOR([.L17] / 4); 12)" office:value-type="float" office:value="11" calcext:value-type="float">
            <text:p>11</text:p>
          </table:table-cell>
          <table:table-cell/>
          <table:table-cell table:style-name="ce1" table:formula="of:= MOD(MOD(FLOOR([.A17] / 4) + 1; 2) * MOD([.A17]; 4) + MOD(FLOOR([.A17] / 4); 2) * MOD(95 - [.A17]; 4) + FLOOR([.A17] / 48) * 4; 96)" office:value-type="float" office:value="6" calcext:value-type="float">
            <text:p>6</text:p>
          </table:table-cell>
          <table:table-cell table:style-name="ce1" table:formula="of:= MOD(MOD(FLOOR([.B17] / 4) + 1; 2) * MOD([.B17]; 4) + MOD(FLOOR([.B17] / 4); 2) * MOD(95 - [.B17]; 4) + FLOOR([.B17] / 48) * 4; 96)" office:value-type="float" office:value="6" calcext:value-type="float">
            <text:p>6</text:p>
          </table:table-cell>
          <table:table-cell table:style-name="ce1" table:formula="of:= MOD(MOD(FLOOR([.C17] / 4) + 1; 2) * MOD([.C17]; 4) + MOD(FLOOR([.C17] / 4); 2) * MOD(95 - [.C17]; 4) + FLOOR([.C17] / 48) * 4; 96)" office:value-type="float" office:value="6" calcext:value-type="float">
            <text:p>6</text:p>
          </table:table-cell>
          <table:table-cell table:style-name="ce1" table:formula="of:= MOD(MOD(FLOOR([.D17] / 4) + 1; 2) * MOD([.D17]; 4) + MOD(FLOOR([.D17] / 4); 2) * MOD(95 - [.D17]; 4) + FLOOR([.D17] / 48) * 4; 96)" office:value-type="float" office:value="6" calcext:value-type="float">
            <text:p>6</text:p>
          </table:table-cell>
          <table:table-cell table:style-name="ce1" table:formula="of:= MOD(MOD(FLOOR([.E17] / 4) + 1; 2) * MOD([.E17]; 4) + MOD(FLOOR([.E17] / 4); 2) * MOD(95 - [.E17]; 4) + FLOOR([.E17] / 48) * 4; 96)" office:value-type="float" office:value="6" calcext:value-type="float">
            <text:p>6</text:p>
          </table:table-cell>
          <table:table-cell table:style-name="ce1" table:formula="of:= MOD(MOD(FLOOR([.F17] / 4) + 1; 2) * MOD([.F17]; 4) + MOD(FLOOR([.F17] / 4); 2) * MOD(95 - [.F17]; 4) + FLOOR([.F17] / 48) * 4; 96)" office:value-type="float" office:value="6" calcext:value-type="float">
            <text:p>6</text:p>
          </table:table-cell>
          <table:table-cell table:style-name="ce1" table:formula="of:= MOD(MOD(FLOOR([.G17] / 4) + 1; 2) * MOD([.G17]; 4) + MOD(FLOOR([.G17] / 4); 2) * MOD(95 - [.G17]; 4) + FLOOR([.G17] / 48) * 4; 96)" office:value-type="float" office:value="6" calcext:value-type="float">
            <text:p>6</text:p>
          </table:table-cell>
          <table:table-cell table:style-name="ce1" table:formula="of:= MOD(MOD(FLOOR([.H17] / 4) + 1; 2) * MOD([.H17]; 4) + MOD(FLOOR([.H17] / 4); 2) * MOD(95 - [.H17]; 4) + FLOOR([.H17] / 48) * 4; 96)" office:value-type="float" office:value="6" calcext:value-type="float">
            <text:p>6</text:p>
          </table:table-cell>
          <table:table-cell table:formula="of:= MOD(MOD(FLOOR([.I17] / 4) + 1; 2) * MOD([.I17]; 4) + MOD(FLOOR([.I17] / 4); 2) * MOD(95 - [.I17]; 4) + FLOOR([.I17] / 48) * 4; 96)" office:value-type="float" office:value="6" calcext:value-type="float">
            <text:p>6</text:p>
          </table:table-cell>
          <table:table-cell table:style-name="ce1" table:formula="of:= MOD(MOD(FLOOR([.J17] / 4) + 1; 2) * MOD([.J17]; 4) + MOD(FLOOR([.J17] / 4); 2) * MOD(95 - [.J17]; 4) + FLOOR([.J17] / 48) * 4; 96)" office:value-type="float" office:value="6" calcext:value-type="float">
            <text:p>6</text:p>
          </table:table-cell>
          <table:table-cell table:style-name="ce1" table:formula="of:= MOD(MOD(FLOOR([.K17] / 4) + 1; 2) * MOD([.K17]; 4) + MOD(FLOOR([.K17] / 4); 2) * MOD(95 - [.K17]; 4) + FLOOR([.K17] / 48) * 4; 96)" office:value-type="float" office:value="6" calcext:value-type="float">
            <text:p>6</text:p>
          </table:table-cell>
          <table:table-cell table:style-name="ce1" table:formula="of:= MOD(MOD(FLOOR([.L17] / 4) + 1; 2) * MOD([.L17]; 4) + MOD(FLOOR([.L17] / 4); 2) * MOD(95 - [.L17]; 4) + FLOOR([.L17] / 48) * 4; 96)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formula="of:=[.A14]+48" office:value-type="float" office:value="51" calcext:value-type="float">
            <text:p>51</text:p>
          </table:table-cell>
          <table:table-cell table:formula="of:=[.B14]+48" office:value-type="float" office:value="52" calcext:value-type="float">
            <text:p>52</text:p>
          </table:table-cell>
          <table:table-cell table:formula="of:=[.C14]+48" office:value-type="float" office:value="59" calcext:value-type="float">
            <text:p>59</text:p>
          </table:table-cell>
          <table:table-cell table:formula="of:=[.D14]+48" office:value-type="float" office:value="60" calcext:value-type="float">
            <text:p>60</text:p>
          </table:table-cell>
          <table:table-cell table:formula="of:=[.A18]+16" office:value-type="float" office:value="67" calcext:value-type="float">
            <text:p>67</text:p>
          </table:table-cell>
          <table:table-cell table:formula="of:=[.B18]+16" office:value-type="float" office:value="68" calcext:value-type="float">
            <text:p>68</text:p>
          </table:table-cell>
          <table:table-cell table:formula="of:=[.C18]+16" office:value-type="float" office:value="75" calcext:value-type="float">
            <text:p>75</text:p>
          </table:table-cell>
          <table:table-cell table:formula="of:=[.D18]+16" office:value-type="float" office:value="76" calcext:value-type="float">
            <text:p>76</text:p>
          </table:table-cell>
          <table:table-cell table:formula="of:=[.E18]+16" office:value-type="float" office:value="83" calcext:value-type="float">
            <text:p>83</text:p>
          </table:table-cell>
          <table:table-cell table:formula="of:=[.F18]+16" office:value-type="float" office:value="84" calcext:value-type="float">
            <text:p>84</text:p>
          </table:table-cell>
          <table:table-cell table:formula="of:=[.G18]+16" office:value-type="float" office:value="91" calcext:value-type="float">
            <text:p>91</text:p>
          </table:table-cell>
          <table:table-cell table:formula="of:=[.H18]+16" office:value-type="float" office:value="92" calcext:value-type="float">
            <text:p>92</text:p>
          </table:table-cell>
          <table:table-cell/>
          <table:table-cell table:style-name="ce1" table:formula="of:= MOD(FLOOR([.A18] / 4); 12)" office:value-type="float" office:value="0" calcext:value-type="float">
            <text:p>0</text:p>
          </table:table-cell>
          <table:table-cell table:style-name="ce1" table:formula="of:= MOD(FLOOR([.B18] / 4); 12)" office:value-type="float" office:value="1" calcext:value-type="float">
            <text:p>1</text:p>
          </table:table-cell>
          <table:table-cell table:style-name="ce1" table:formula="of:= MOD(FLOOR([.C18] / 4); 12)" office:value-type="float" office:value="2" calcext:value-type="float">
            <text:p>2</text:p>
          </table:table-cell>
          <table:table-cell table:style-name="ce1" table:formula="of:= MOD(FLOOR([.D18] / 4); 12)" office:value-type="float" office:value="3" calcext:value-type="float">
            <text:p>3</text:p>
          </table:table-cell>
          <table:table-cell table:style-name="ce1" table:formula="of:= MOD(FLOOR([.E18] / 4); 12)" office:value-type="float" office:value="4" calcext:value-type="float">
            <text:p>4</text:p>
          </table:table-cell>
          <table:table-cell table:style-name="ce1" table:formula="of:= MOD(FLOOR([.F18] / 4); 12)" office:value-type="float" office:value="5" calcext:value-type="float">
            <text:p>5</text:p>
          </table:table-cell>
          <table:table-cell table:style-name="ce1" table:formula="of:= MOD(FLOOR([.G18] / 4); 12)" office:value-type="float" office:value="6" calcext:value-type="float">
            <text:p>6</text:p>
          </table:table-cell>
          <table:table-cell table:style-name="ce1" table:formula="of:= MOD(FLOOR([.H18] / 4); 12)" office:value-type="float" office:value="7" calcext:value-type="float">
            <text:p>7</text:p>
          </table:table-cell>
          <table:table-cell table:style-name="ce1" table:formula="of:= MOD(FLOOR([.I18] / 4); 12)" office:value-type="float" office:value="8" calcext:value-type="float">
            <text:p>8</text:p>
          </table:table-cell>
          <table:table-cell table:style-name="ce1" table:formula="of:= MOD(FLOOR([.J18] / 4); 12)" office:value-type="float" office:value="9" calcext:value-type="float">
            <text:p>9</text:p>
          </table:table-cell>
          <table:table-cell table:style-name="ce1" table:formula="of:= MOD(FLOOR([.K18] / 4); 12)" office:value-type="float" office:value="10" calcext:value-type="float">
            <text:p>10</text:p>
          </table:table-cell>
          <table:table-cell table:style-name="ce1" table:formula="of:= MOD(FLOOR([.L18] / 4); 12)" office:value-type="float" office:value="11" calcext:value-type="float">
            <text:p>11</text:p>
          </table:table-cell>
          <table:table-cell/>
          <table:table-cell table:style-name="ce1" table:formula="of:= MOD(MOD(FLOOR([.A18] / 4) + 1; 2) * MOD([.A18]; 4) + MOD(FLOOR([.A18] / 4); 2) * MOD(95 - [.A18]; 4) + FLOOR([.A18] / 48) * 4; 96)" office:value-type="float" office:value="7" calcext:value-type="float">
            <text:p>7</text:p>
          </table:table-cell>
          <table:table-cell table:style-name="ce1" table:formula="of:= MOD(MOD(FLOOR([.B18] / 4) + 1; 2) * MOD([.B18]; 4) + MOD(FLOOR([.B18] / 4); 2) * MOD(95 - [.B18]; 4) + FLOOR([.B18] / 48) * 4; 96)" office:value-type="float" office:value="7" calcext:value-type="float">
            <text:p>7</text:p>
          </table:table-cell>
          <table:table-cell table:style-name="ce1" table:formula="of:= MOD(MOD(FLOOR([.C18] / 4) + 1; 2) * MOD([.C18]; 4) + MOD(FLOOR([.C18] / 4); 2) * MOD(95 - [.C18]; 4) + FLOOR([.C18] / 48) * 4; 96)" office:value-type="float" office:value="7" calcext:value-type="float">
            <text:p>7</text:p>
          </table:table-cell>
          <table:table-cell table:style-name="ce1" table:formula="of:= MOD(MOD(FLOOR([.D18] / 4) + 1; 2) * MOD([.D18]; 4) + MOD(FLOOR([.D18] / 4); 2) * MOD(95 - [.D18]; 4) + FLOOR([.D18] / 48) * 4; 96)" office:value-type="float" office:value="7" calcext:value-type="float">
            <text:p>7</text:p>
          </table:table-cell>
          <table:table-cell table:style-name="ce1" table:formula="of:= MOD(MOD(FLOOR([.E18] / 4) + 1; 2) * MOD([.E18]; 4) + MOD(FLOOR([.E18] / 4); 2) * MOD(95 - [.E18]; 4) + FLOOR([.E18] / 48) * 4; 96)" office:value-type="float" office:value="7" calcext:value-type="float">
            <text:p>7</text:p>
          </table:table-cell>
          <table:table-cell table:style-name="ce1" table:formula="of:= MOD(MOD(FLOOR([.F18] / 4) + 1; 2) * MOD([.F18]; 4) + MOD(FLOOR([.F18] / 4); 2) * MOD(95 - [.F18]; 4) + FLOOR([.F18] / 48) * 4; 96)" office:value-type="float" office:value="7" calcext:value-type="float">
            <text:p>7</text:p>
          </table:table-cell>
          <table:table-cell table:style-name="ce1" table:formula="of:= MOD(MOD(FLOOR([.G18] / 4) + 1; 2) * MOD([.G18]; 4) + MOD(FLOOR([.G18] / 4); 2) * MOD(95 - [.G18]; 4) + FLOOR([.G18] / 48) * 4; 96)" office:value-type="float" office:value="7" calcext:value-type="float">
            <text:p>7</text:p>
          </table:table-cell>
          <table:table-cell table:style-name="ce1" table:formula="of:= MOD(MOD(FLOOR([.H18] / 4) + 1; 2) * MOD([.H18]; 4) + MOD(FLOOR([.H18] / 4); 2) * MOD(95 - [.H18]; 4) + FLOOR([.H18] / 48) * 4; 96)" office:value-type="float" office:value="7" calcext:value-type="float">
            <text:p>7</text:p>
          </table:table-cell>
          <table:table-cell table:formula="of:= MOD(MOD(FLOOR([.I18] / 4) + 1; 2) * MOD([.I18]; 4) + MOD(FLOOR([.I18] / 4); 2) * MOD(95 - [.I18]; 4) + FLOOR([.I18] / 48) * 4; 96)" office:value-type="float" office:value="7" calcext:value-type="float">
            <text:p>7</text:p>
          </table:table-cell>
          <table:table-cell table:style-name="ce1" table:formula="of:= MOD(MOD(FLOOR([.J18] / 4) + 1; 2) * MOD([.J18]; 4) + MOD(FLOOR([.J18] / 4); 2) * MOD(95 - [.J18]; 4) + FLOOR([.J18] / 48) * 4; 96)" office:value-type="float" office:value="7" calcext:value-type="float">
            <text:p>7</text:p>
          </table:table-cell>
          <table:table-cell table:style-name="ce1" table:formula="of:= MOD(MOD(FLOOR([.K18] / 4) + 1; 2) * MOD([.K18]; 4) + MOD(FLOOR([.K18] / 4); 2) * MOD(95 - [.K18]; 4) + FLOOR([.K18] / 48) * 4; 96)" office:value-type="float" office:value="7" calcext:value-type="float">
            <text:p>7</text:p>
          </table:table-cell>
          <table:table-cell table:style-name="ce1" table:formula="of:= MOD(MOD(FLOOR([.L18] / 4) + 1; 2) * MOD([.L18]; 4) + MOD(FLOOR([.L18] / 4); 2) * MOD(95 - [.L18]; 4) + FLOOR([.L18] / 48) * 4; 96)" office:value-type="float" office:value="7" calcext:value-type="float">
            <text:p>7</text:p>
          </table:table-cell>
          <table:table-cell table:number-columns-repeated="986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1] / 4) + 1; 2) * MOD([.A11]; 4) * 12 + MOD(FLOOR([.A11] / 4); 2) * MOD(95 - [.A11]; 4) * 12 + MOD(FLOOR([.A11] / 4); 12) + FLOOR([.A11] / 48) * 48; 96)" office:value-type="float" office:value="0" calcext:value-type="float">
            <text:p>0</text:p>
          </table:table-cell>
          <table:table-cell table:style-name="ce1" table:formula="of:= MOD(MOD(FLOOR([.B11] / 4) + 1; 2) * MOD([.B11]; 4) * 12 + MOD(FLOOR([.B11] / 4); 2) * MOD(95 - [.B11]; 4) * 12 + MOD(FLOOR([.B11] / 4); 12) + FLOOR([.B11] / 48) * 48; 96)" office:value-type="float" office:value="1" calcext:value-type="float">
            <text:p>1</text:p>
          </table:table-cell>
          <table:table-cell table:style-name="ce1" table:formula="of:= MOD(MOD(FLOOR([.C11] / 4) + 1; 2) * MOD([.C11]; 4) * 12 + MOD(FLOOR([.C11] / 4); 2) * MOD(95 - [.C11]; 4) * 12 + MOD(FLOOR([.C11] / 4); 12) + FLOOR([.C11] / 48) * 48; 96)" office:value-type="float" office:value="2" calcext:value-type="float">
            <text:p>2</text:p>
          </table:table-cell>
          <table:table-cell table:style-name="ce1" table:formula="of:= MOD(MOD(FLOOR([.D11] / 4) + 1; 2) * MOD([.D11]; 4) * 12 + MOD(FLOOR([.D11] / 4); 2) * MOD(95 - [.D11]; 4) * 12 + MOD(FLOOR([.D11] / 4); 12) + FLOOR([.D11] / 48) * 48; 96)" office:value-type="float" office:value="3" calcext:value-type="float">
            <text:p>3</text:p>
          </table:table-cell>
          <table:table-cell table:style-name="ce1" table:formula="of:= MOD(MOD(FLOOR([.E11] / 4) + 1; 2) * MOD([.E11]; 4) * 12 + MOD(FLOOR([.E11] / 4); 2) * MOD(95 - [.E11]; 4) * 12 + MOD(FLOOR([.E11] / 4); 12) + FLOOR([.E11] / 48) * 48; 96)" office:value-type="float" office:value="4" calcext:value-type="float">
            <text:p>4</text:p>
          </table:table-cell>
          <table:table-cell table:style-name="ce1" table:formula="of:= MOD(MOD(FLOOR([.F11] / 4) + 1; 2) * MOD([.F11]; 4) * 12 + MOD(FLOOR([.F11] / 4); 2) * MOD(95 - [.F11]; 4) * 12 + MOD(FLOOR([.F11] / 4); 12) + FLOOR([.F11] / 48) * 48; 96)" office:value-type="float" office:value="5" calcext:value-type="float">
            <text:p>5</text:p>
          </table:table-cell>
          <table:table-cell table:style-name="ce1" table:formula="of:= MOD(MOD(FLOOR([.G11] / 4) + 1; 2) * MOD([.G11]; 4) * 12 + MOD(FLOOR([.G11] / 4); 2) * MOD(95 - [.G11]; 4) * 12 + MOD(FLOOR([.G11] / 4); 12) + FLOOR([.G11] / 48) * 48; 96)" office:value-type="float" office:value="6" calcext:value-type="float">
            <text:p>6</text:p>
          </table:table-cell>
          <table:table-cell table:style-name="ce1" table:formula="of:= MOD(MOD(FLOOR([.H11] / 4) + 1; 2) * MOD([.H11]; 4) * 12 + MOD(FLOOR([.H11] / 4); 2) * MOD(95 - [.H11]; 4) * 12 + MOD(FLOOR([.H11] / 4); 12) + FLOOR([.H11] / 48) * 48; 96)" office:value-type="float" office:value="7" calcext:value-type="float">
            <text:p>7</text:p>
          </table:table-cell>
          <table:table-cell table:style-name="ce1" table:formula="of:= MOD(MOD(FLOOR([.I11] / 4) + 1; 2) * MOD([.I11]; 4) * 12 + MOD(FLOOR([.I11] / 4); 2) * MOD(95 - [.I11]; 4) * 12 + MOD(FLOOR([.I11] / 4); 12) + FLOOR([.I11] / 48) * 48; 96)" office:value-type="float" office:value="8" calcext:value-type="float">
            <text:p>8</text:p>
          </table:table-cell>
          <table:table-cell table:style-name="ce1" table:formula="of:= MOD(MOD(FLOOR([.J11] / 4) + 1; 2) * MOD([.J11]; 4) * 12 + MOD(FLOOR([.J11] / 4); 2) * MOD(95 - [.J11]; 4) * 12 + MOD(FLOOR([.J11] / 4); 12) + FLOOR([.J11] / 48) * 48; 96)" office:value-type="float" office:value="9" calcext:value-type="float">
            <text:p>9</text:p>
          </table:table-cell>
          <table:table-cell table:style-name="ce1" table:formula="of:= MOD(MOD(FLOOR([.K11] / 4) + 1; 2) * MOD([.K11]; 4) * 12 + MOD(FLOOR([.K11] / 4); 2) * MOD(95 - [.K11]; 4) * 12 + MOD(FLOOR([.K11] / 4); 12) + FLOOR([.K11] / 48) * 48; 96)" office:value-type="float" office:value="10" calcext:value-type="float">
            <text:p>10</text:p>
          </table:table-cell>
          <table:table-cell table:style-name="ce1" table:formula="of:= MOD(MOD(FLOOR([.L11] / 4) + 1; 2) * MOD([.L11]; 4) * 12 + MOD(FLOOR([.L11] / 4); 2) * MOD(95 - [.L11]; 4) * 12 + MOD(FLOOR([.L11] / 4); 12) + FLOOR([.L11] / 48) * 48; 96)" office:value-type="float" office:value="11" calcext:value-type="float">
            <text:p>11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2] / 4) + 1; 2) * MOD([.A12]; 4) * 12 + MOD(FLOOR([.A12] / 4); 2) * MOD(95 - [.A12]; 4) * 12 + MOD(FLOOR([.A12] / 4); 12) + FLOOR([.A12] / 48) * 48; 96)" office:value-type="float" office:value="12" calcext:value-type="float">
            <text:p>12</text:p>
          </table:table-cell>
          <table:table-cell table:style-name="ce1" table:formula="of:= MOD(MOD(FLOOR([.B12] / 4) + 1; 2) * MOD([.B12]; 4) * 12 + MOD(FLOOR([.B12] / 4); 2) * MOD(95 - [.B12]; 4) * 12 + MOD(FLOOR([.B12] / 4); 12) + FLOOR([.B12] / 48) * 48; 96)" office:value-type="float" office:value="13" calcext:value-type="float">
            <text:p>13</text:p>
          </table:table-cell>
          <table:table-cell table:style-name="ce1" table:formula="of:= MOD(MOD(FLOOR([.C12] / 4) + 1; 2) * MOD([.C12]; 4) * 12 + MOD(FLOOR([.C12] / 4); 2) * MOD(95 - [.C12]; 4) * 12 + MOD(FLOOR([.C12] / 4); 12) + FLOOR([.C12] / 48) * 48; 96)" office:value-type="float" office:value="14" calcext:value-type="float">
            <text:p>14</text:p>
          </table:table-cell>
          <table:table-cell table:style-name="ce1" table:formula="of:= MOD(MOD(FLOOR([.D12] / 4) + 1; 2) * MOD([.D12]; 4) * 12 + MOD(FLOOR([.D12] / 4); 2) * MOD(95 - [.D12]; 4) * 12 + MOD(FLOOR([.D12] / 4); 12) + FLOOR([.D12] / 48) * 48; 96)" office:value-type="float" office:value="15" calcext:value-type="float">
            <text:p>15</text:p>
          </table:table-cell>
          <table:table-cell table:style-name="ce1" table:formula="of:= MOD(MOD(FLOOR([.E12] / 4) + 1; 2) * MOD([.E12]; 4) * 12 + MOD(FLOOR([.E12] / 4); 2) * MOD(95 - [.E12]; 4) * 12 + MOD(FLOOR([.E12] / 4); 12) + FLOOR([.E12] / 48) * 48; 96)" office:value-type="float" office:value="16" calcext:value-type="float">
            <text:p>16</text:p>
          </table:table-cell>
          <table:table-cell table:style-name="ce1" table:formula="of:= MOD(MOD(FLOOR([.F12] / 4) + 1; 2) * MOD([.F12]; 4) * 12 + MOD(FLOOR([.F12] / 4); 2) * MOD(95 - [.F12]; 4) * 12 + MOD(FLOOR([.F12] / 4); 12) + FLOOR([.F12] / 48) * 48; 96)" office:value-type="float" office:value="17" calcext:value-type="float">
            <text:p>17</text:p>
          </table:table-cell>
          <table:table-cell table:style-name="ce1" table:formula="of:= MOD(MOD(FLOOR([.G12] / 4) + 1; 2) * MOD([.G12]; 4) * 12 + MOD(FLOOR([.G12] / 4); 2) * MOD(95 - [.G12]; 4) * 12 + MOD(FLOOR([.G12] / 4); 12) + FLOOR([.G12] / 48) * 48; 96)" office:value-type="float" office:value="18" calcext:value-type="float">
            <text:p>18</text:p>
          </table:table-cell>
          <table:table-cell table:style-name="ce1" table:formula="of:= MOD(MOD(FLOOR([.H12] / 4) + 1; 2) * MOD([.H12]; 4) * 12 + MOD(FLOOR([.H12] / 4); 2) * MOD(95 - [.H12]; 4) * 12 + MOD(FLOOR([.H12] / 4); 12) + FLOOR([.H12] / 48) * 48; 96)" office:value-type="float" office:value="19" calcext:value-type="float">
            <text:p>19</text:p>
          </table:table-cell>
          <table:table-cell table:style-name="ce1" table:formula="of:= MOD(MOD(FLOOR([.I12] / 4) + 1; 2) * MOD([.I12]; 4) * 12 + MOD(FLOOR([.I12] / 4); 2) * MOD(95 - [.I12]; 4) * 12 + MOD(FLOOR([.I12] / 4); 12) + FLOOR([.I12] / 48) * 48; 96)" office:value-type="float" office:value="20" calcext:value-type="float">
            <text:p>20</text:p>
          </table:table-cell>
          <table:table-cell table:style-name="ce1" table:formula="of:= MOD(MOD(FLOOR([.J12] / 4) + 1; 2) * MOD([.J12]; 4) * 12 + MOD(FLOOR([.J12] / 4); 2) * MOD(95 - [.J12]; 4) * 12 + MOD(FLOOR([.J12] / 4); 12) + FLOOR([.J12] / 48) * 48; 96)" office:value-type="float" office:value="21" calcext:value-type="float">
            <text:p>21</text:p>
          </table:table-cell>
          <table:table-cell table:style-name="ce1" table:formula="of:= MOD(MOD(FLOOR([.K12] / 4) + 1; 2) * MOD([.K12]; 4) * 12 + MOD(FLOOR([.K12] / 4); 2) * MOD(95 - [.K12]; 4) * 12 + MOD(FLOOR([.K12] / 4); 12) + FLOOR([.K12] / 48) * 48; 96)" office:value-type="float" office:value="22" calcext:value-type="float">
            <text:p>22</text:p>
          </table:table-cell>
          <table:table-cell table:style-name="ce1" table:formula="of:= MOD(MOD(FLOOR([.L12] / 4) + 1; 2) * MOD([.L12]; 4) * 12 + MOD(FLOOR([.L12] / 4); 2) * MOD(95 - [.L12]; 4) * 12 + MOD(FLOOR([.L12] / 4); 12) + FLOOR([.L12] / 48) * 48; 96)" office:value-type="float" office:value="23" calcext:value-type="float">
            <text:p>23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3] / 4) + 1; 2) * MOD([.A13]; 4) * 12 + MOD(FLOOR([.A13] / 4); 2) * MOD(95 - [.A13]; 4) * 12 + MOD(FLOOR([.A13] / 4); 12) + FLOOR([.A13] / 48) * 48; 96)" office:value-type="float" office:value="24" calcext:value-type="float">
            <text:p>24</text:p>
          </table:table-cell>
          <table:table-cell table:style-name="ce1" table:formula="of:= MOD(MOD(FLOOR([.B13] / 4) + 1; 2) * MOD([.B13]; 4) * 12 + MOD(FLOOR([.B13] / 4); 2) * MOD(95 - [.B13]; 4) * 12 + MOD(FLOOR([.B13] / 4); 12) + FLOOR([.B13] / 48) * 48; 96)" office:value-type="float" office:value="25" calcext:value-type="float">
            <text:p>25</text:p>
          </table:table-cell>
          <table:table-cell table:style-name="ce1" table:formula="of:= MOD(MOD(FLOOR([.C13] / 4) + 1; 2) * MOD([.C13]; 4) * 12 + MOD(FLOOR([.C13] / 4); 2) * MOD(95 - [.C13]; 4) * 12 + MOD(FLOOR([.C13] / 4); 12) + FLOOR([.C13] / 48) * 48; 96)" office:value-type="float" office:value="26" calcext:value-type="float">
            <text:p>26</text:p>
          </table:table-cell>
          <table:table-cell table:style-name="ce1" table:formula="of:= MOD(MOD(FLOOR([.D13] / 4) + 1; 2) * MOD([.D13]; 4) * 12 + MOD(FLOOR([.D13] / 4); 2) * MOD(95 - [.D13]; 4) * 12 + MOD(FLOOR([.D13] / 4); 12) + FLOOR([.D13] / 48) * 48; 96)" office:value-type="float" office:value="27" calcext:value-type="float">
            <text:p>27</text:p>
          </table:table-cell>
          <table:table-cell table:style-name="ce1" table:formula="of:= MOD(MOD(FLOOR([.E13] / 4) + 1; 2) * MOD([.E13]; 4) * 12 + MOD(FLOOR([.E13] / 4); 2) * MOD(95 - [.E13]; 4) * 12 + MOD(FLOOR([.E13] / 4); 12) + FLOOR([.E13] / 48) * 48; 96)" office:value-type="float" office:value="28" calcext:value-type="float">
            <text:p>28</text:p>
          </table:table-cell>
          <table:table-cell table:style-name="ce1" table:formula="of:= MOD(MOD(FLOOR([.F13] / 4) + 1; 2) * MOD([.F13]; 4) * 12 + MOD(FLOOR([.F13] / 4); 2) * MOD(95 - [.F13]; 4) * 12 + MOD(FLOOR([.F13] / 4); 12) + FLOOR([.F13] / 48) * 48; 96)" office:value-type="float" office:value="29" calcext:value-type="float">
            <text:p>29</text:p>
          </table:table-cell>
          <table:table-cell table:style-name="ce1" table:formula="of:= MOD(MOD(FLOOR([.G13] / 4) + 1; 2) * MOD([.G13]; 4) * 12 + MOD(FLOOR([.G13] / 4); 2) * MOD(95 - [.G13]; 4) * 12 + MOD(FLOOR([.G13] / 4); 12) + FLOOR([.G13] / 48) * 48; 96)" office:value-type="float" office:value="30" calcext:value-type="float">
            <text:p>30</text:p>
          </table:table-cell>
          <table:table-cell table:style-name="ce1" table:formula="of:= MOD(MOD(FLOOR([.H13] / 4) + 1; 2) * MOD([.H13]; 4) * 12 + MOD(FLOOR([.H13] / 4); 2) * MOD(95 - [.H13]; 4) * 12 + MOD(FLOOR([.H13] / 4); 12) + FLOOR([.H13] / 48) * 48; 96)" office:value-type="float" office:value="31" calcext:value-type="float">
            <text:p>31</text:p>
          </table:table-cell>
          <table:table-cell table:style-name="ce1" table:formula="of:= MOD(MOD(FLOOR([.I13] / 4) + 1; 2) * MOD([.I13]; 4) * 12 + MOD(FLOOR([.I13] / 4); 2) * MOD(95 - [.I13]; 4) * 12 + MOD(FLOOR([.I13] / 4); 12) + FLOOR([.I13] / 48) * 48; 96)" office:value-type="float" office:value="32" calcext:value-type="float">
            <text:p>32</text:p>
          </table:table-cell>
          <table:table-cell table:style-name="ce1" table:formula="of:= MOD(MOD(FLOOR([.J13] / 4) + 1; 2) * MOD([.J13]; 4) * 12 + MOD(FLOOR([.J13] / 4); 2) * MOD(95 - [.J13]; 4) * 12 + MOD(FLOOR([.J13] / 4); 12) + FLOOR([.J13] / 48) * 48; 96)" office:value-type="float" office:value="33" calcext:value-type="float">
            <text:p>33</text:p>
          </table:table-cell>
          <table:table-cell table:style-name="ce1" table:formula="of:= MOD(MOD(FLOOR([.K13] / 4) + 1; 2) * MOD([.K13]; 4) * 12 + MOD(FLOOR([.K13] / 4); 2) * MOD(95 - [.K13]; 4) * 12 + MOD(FLOOR([.K13] / 4); 12) + FLOOR([.K13] / 48) * 48; 96)" office:value-type="float" office:value="34" calcext:value-type="float">
            <text:p>34</text:p>
          </table:table-cell>
          <table:table-cell table:style-name="ce1" table:formula="of:= MOD(MOD(FLOOR([.L13] / 4) + 1; 2) * MOD([.L13]; 4) * 12 + MOD(FLOOR([.L13] / 4); 2) * MOD(95 - [.L13]; 4) * 12 + MOD(FLOOR([.L13] / 4); 12) + FLOOR([.L13] / 48) * 48; 96)" office:value-type="float" office:value="35" calcext:value-type="float">
            <text:p>35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4] / 4) + 1; 2) * MOD([.A14]; 4) * 12 + MOD(FLOOR([.A14] / 4); 2) * MOD(95 - [.A14]; 4) * 12 + MOD(FLOOR([.A14] / 4); 12) + FLOOR([.A14] / 48) * 48; 96)" office:value-type="float" office:value="36" calcext:value-type="float">
            <text:p>36</text:p>
          </table:table-cell>
          <table:table-cell table:style-name="ce1" table:formula="of:= MOD(MOD(FLOOR([.B14] / 4) + 1; 2) * MOD([.B14]; 4) * 12 + MOD(FLOOR([.B14] / 4); 2) * MOD(95 - [.B14]; 4) * 12 + MOD(FLOOR([.B14] / 4); 12) + FLOOR([.B14] / 48) * 48; 96)" office:value-type="float" office:value="37" calcext:value-type="float">
            <text:p>37</text:p>
          </table:table-cell>
          <table:table-cell table:style-name="ce1" table:formula="of:= MOD(MOD(FLOOR([.C14] / 4) + 1; 2) * MOD([.C14]; 4) * 12 + MOD(FLOOR([.C14] / 4); 2) * MOD(95 - [.C14]; 4) * 12 + MOD(FLOOR([.C14] / 4); 12) + FLOOR([.C14] / 48) * 48; 96)" office:value-type="float" office:value="38" calcext:value-type="float">
            <text:p>38</text:p>
          </table:table-cell>
          <table:table-cell table:style-name="ce1" table:formula="of:= MOD(MOD(FLOOR([.D14] / 4) + 1; 2) * MOD([.D14]; 4) * 12 + MOD(FLOOR([.D14] / 4); 2) * MOD(95 - [.D14]; 4) * 12 + MOD(FLOOR([.D14] / 4); 12) + FLOOR([.D14] / 48) * 48; 96)" office:value-type="float" office:value="39" calcext:value-type="float">
            <text:p>39</text:p>
          </table:table-cell>
          <table:table-cell table:style-name="ce1" table:formula="of:= MOD(MOD(FLOOR([.E14] / 4) + 1; 2) * MOD([.E14]; 4) * 12 + MOD(FLOOR([.E14] / 4); 2) * MOD(95 - [.E14]; 4) * 12 + MOD(FLOOR([.E14] / 4); 12) + FLOOR([.E14] / 48) * 48; 96)" office:value-type="float" office:value="40" calcext:value-type="float">
            <text:p>40</text:p>
          </table:table-cell>
          <table:table-cell table:style-name="ce1" table:formula="of:= MOD(MOD(FLOOR([.F14] / 4) + 1; 2) * MOD([.F14]; 4) * 12 + MOD(FLOOR([.F14] / 4); 2) * MOD(95 - [.F14]; 4) * 12 + MOD(FLOOR([.F14] / 4); 12) + FLOOR([.F14] / 48) * 48; 96)" office:value-type="float" office:value="41" calcext:value-type="float">
            <text:p>41</text:p>
          </table:table-cell>
          <table:table-cell table:style-name="ce1" table:formula="of:= MOD(MOD(FLOOR([.G14] / 4) + 1; 2) * MOD([.G14]; 4) * 12 + MOD(FLOOR([.G14] / 4); 2) * MOD(95 - [.G14]; 4) * 12 + MOD(FLOOR([.G14] / 4); 12) + FLOOR([.G14] / 48) * 48; 96)" office:value-type="float" office:value="42" calcext:value-type="float">
            <text:p>42</text:p>
          </table:table-cell>
          <table:table-cell table:style-name="ce1" table:formula="of:= MOD(MOD(FLOOR([.H14] / 4) + 1; 2) * MOD([.H14]; 4) * 12 + MOD(FLOOR([.H14] / 4); 2) * MOD(95 - [.H14]; 4) * 12 + MOD(FLOOR([.H14] / 4); 12) + FLOOR([.H14] / 48) * 48; 96)" office:value-type="float" office:value="43" calcext:value-type="float">
            <text:p>43</text:p>
          </table:table-cell>
          <table:table-cell table:style-name="ce1" table:formula="of:= MOD(MOD(FLOOR([.I14] / 4) + 1; 2) * MOD([.I14]; 4) * 12 + MOD(FLOOR([.I14] / 4); 2) * MOD(95 - [.I14]; 4) * 12 + MOD(FLOOR([.I14] / 4); 12) + FLOOR([.I14] / 48) * 48; 96)" office:value-type="float" office:value="44" calcext:value-type="float">
            <text:p>44</text:p>
          </table:table-cell>
          <table:table-cell table:style-name="ce1" table:formula="of:= MOD(MOD(FLOOR([.J14] / 4) + 1; 2) * MOD([.J14]; 4) * 12 + MOD(FLOOR([.J14] / 4); 2) * MOD(95 - [.J14]; 4) * 12 + MOD(FLOOR([.J14] / 4); 12) + FLOOR([.J14] / 48) * 48; 96)" office:value-type="float" office:value="45" calcext:value-type="float">
            <text:p>45</text:p>
          </table:table-cell>
          <table:table-cell table:style-name="ce1" table:formula="of:= MOD(MOD(FLOOR([.K14] / 4) + 1; 2) * MOD([.K14]; 4) * 12 + MOD(FLOOR([.K14] / 4); 2) * MOD(95 - [.K14]; 4) * 12 + MOD(FLOOR([.K14] / 4); 12) + FLOOR([.K14] / 48) * 48; 96)" office:value-type="float" office:value="46" calcext:value-type="float">
            <text:p>46</text:p>
          </table:table-cell>
          <table:table-cell table:style-name="ce1" table:formula="of:= MOD(MOD(FLOOR([.L14] / 4) + 1; 2) * MOD([.L14]; 4) * 12 + MOD(FLOOR([.L14] / 4); 2) * MOD(95 - [.L14]; 4) * 12 + MOD(FLOOR([.L14] / 4); 12) + FLOOR([.L14] / 48) * 48; 96)" office:value-type="float" office:value="47" calcext:value-type="float">
            <text:p>47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5] / 4) + 1; 2) * MOD([.A15]; 4) * 12 + MOD(FLOOR([.A15] / 4); 2) * MOD(95 - [.A15]; 4) * 12 + MOD(FLOOR([.A15] / 4); 12) + FLOOR([.A15] / 48) * 48; 96)" office:value-type="float" office:value="48" calcext:value-type="float">
            <text:p>48</text:p>
          </table:table-cell>
          <table:table-cell table:style-name="ce1" table:formula="of:= MOD(MOD(FLOOR([.B15] / 4) + 1; 2) * MOD([.B15]; 4) * 12 + MOD(FLOOR([.B15] / 4); 2) * MOD(95 - [.B15]; 4) * 12 + MOD(FLOOR([.B15] / 4); 12) + FLOOR([.B15] / 48) * 48; 96)" office:value-type="float" office:value="49" calcext:value-type="float">
            <text:p>49</text:p>
          </table:table-cell>
          <table:table-cell table:style-name="ce1" table:formula="of:= MOD(MOD(FLOOR([.C15] / 4) + 1; 2) * MOD([.C15]; 4) * 12 + MOD(FLOOR([.C15] / 4); 2) * MOD(95 - [.C15]; 4) * 12 + MOD(FLOOR([.C15] / 4); 12) + FLOOR([.C15] / 48) * 48; 96)" office:value-type="float" office:value="50" calcext:value-type="float">
            <text:p>50</text:p>
          </table:table-cell>
          <table:table-cell table:style-name="ce1" table:formula="of:= MOD(MOD(FLOOR([.D15] / 4) + 1; 2) * MOD([.D15]; 4) * 12 + MOD(FLOOR([.D15] / 4); 2) * MOD(95 - [.D15]; 4) * 12 + MOD(FLOOR([.D15] / 4); 12) + FLOOR([.D15] / 48) * 48; 96)" office:value-type="float" office:value="51" calcext:value-type="float">
            <text:p>51</text:p>
          </table:table-cell>
          <table:table-cell table:style-name="ce1" table:formula="of:= MOD(MOD(FLOOR([.E15] / 4) + 1; 2) * MOD([.E15]; 4) * 12 + MOD(FLOOR([.E15] / 4); 2) * MOD(95 - [.E15]; 4) * 12 + MOD(FLOOR([.E15] / 4); 12) + FLOOR([.E15] / 48) * 48; 96)" office:value-type="float" office:value="52" calcext:value-type="float">
            <text:p>52</text:p>
          </table:table-cell>
          <table:table-cell table:style-name="ce1" table:formula="of:= MOD(MOD(FLOOR([.F15] / 4) + 1; 2) * MOD([.F15]; 4) * 12 + MOD(FLOOR([.F15] / 4); 2) * MOD(95 - [.F15]; 4) * 12 + MOD(FLOOR([.F15] / 4); 12) + FLOOR([.F15] / 48) * 48; 96)" office:value-type="float" office:value="53" calcext:value-type="float">
            <text:p>53</text:p>
          </table:table-cell>
          <table:table-cell table:style-name="ce1" table:formula="of:= MOD(MOD(FLOOR([.G15] / 4) + 1; 2) * MOD([.G15]; 4) * 12 + MOD(FLOOR([.G15] / 4); 2) * MOD(95 - [.G15]; 4) * 12 + MOD(FLOOR([.G15] / 4); 12) + FLOOR([.G15] / 48) * 48; 96)" office:value-type="float" office:value="54" calcext:value-type="float">
            <text:p>54</text:p>
          </table:table-cell>
          <table:table-cell table:style-name="ce1" table:formula="of:= MOD(MOD(FLOOR([.H15] / 4) + 1; 2) * MOD([.H15]; 4) * 12 + MOD(FLOOR([.H15] / 4); 2) * MOD(95 - [.H15]; 4) * 12 + MOD(FLOOR([.H15] / 4); 12) + FLOOR([.H15] / 48) * 48; 96)" office:value-type="float" office:value="55" calcext:value-type="float">
            <text:p>55</text:p>
          </table:table-cell>
          <table:table-cell table:style-name="ce1" table:formula="of:= MOD(MOD(FLOOR([.I15] / 4) + 1; 2) * MOD([.I15]; 4) * 12 + MOD(FLOOR([.I15] / 4); 2) * MOD(95 - [.I15]; 4) * 12 + MOD(FLOOR([.I15] / 4); 12) + FLOOR([.I15] / 48) * 48; 96)" office:value-type="float" office:value="56" calcext:value-type="float">
            <text:p>56</text:p>
          </table:table-cell>
          <table:table-cell table:style-name="ce1" table:formula="of:= MOD(MOD(FLOOR([.J15] / 4) + 1; 2) * MOD([.J15]; 4) * 12 + MOD(FLOOR([.J15] / 4); 2) * MOD(95 - [.J15]; 4) * 12 + MOD(FLOOR([.J15] / 4); 12) + FLOOR([.J15] / 48) * 48; 96)" office:value-type="float" office:value="57" calcext:value-type="float">
            <text:p>57</text:p>
          </table:table-cell>
          <table:table-cell table:style-name="ce1" table:formula="of:= MOD(MOD(FLOOR([.K15] / 4) + 1; 2) * MOD([.K15]; 4) * 12 + MOD(FLOOR([.K15] / 4); 2) * MOD(95 - [.K15]; 4) * 12 + MOD(FLOOR([.K15] / 4); 12) + FLOOR([.K15] / 48) * 48; 96)" office:value-type="float" office:value="58" calcext:value-type="float">
            <text:p>58</text:p>
          </table:table-cell>
          <table:table-cell table:style-name="ce1" table:formula="of:= MOD(MOD(FLOOR([.L15] / 4) + 1; 2) * MOD([.L15]; 4) * 12 + MOD(FLOOR([.L15] / 4); 2) * MOD(95 - [.L15]; 4) * 12 + MOD(FLOOR([.L15] / 4); 12) + FLOOR([.L15] / 48) * 48; 96)" office:value-type="float" office:value="59" calcext:value-type="float">
            <text:p>59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6] / 4) + 1; 2) * MOD([.A16]; 4) * 12 + MOD(FLOOR([.A16] / 4); 2) * MOD(95 - [.A16]; 4) * 12 + MOD(FLOOR([.A16] / 4); 12) + FLOOR([.A16] / 48) * 48; 96)" office:value-type="float" office:value="60" calcext:value-type="float">
            <text:p>60</text:p>
          </table:table-cell>
          <table:table-cell table:style-name="ce1" table:formula="of:= MOD(MOD(FLOOR([.B16] / 4) + 1; 2) * MOD([.B16]; 4) * 12 + MOD(FLOOR([.B16] / 4); 2) * MOD(95 - [.B16]; 4) * 12 + MOD(FLOOR([.B16] / 4); 12) + FLOOR([.B16] / 48) * 48; 96)" office:value-type="float" office:value="61" calcext:value-type="float">
            <text:p>61</text:p>
          </table:table-cell>
          <table:table-cell table:style-name="ce1" table:formula="of:= MOD(MOD(FLOOR([.C16] / 4) + 1; 2) * MOD([.C16]; 4) * 12 + MOD(FLOOR([.C16] / 4); 2) * MOD(95 - [.C16]; 4) * 12 + MOD(FLOOR([.C16] / 4); 12) + FLOOR([.C16] / 48) * 48; 96)" office:value-type="float" office:value="62" calcext:value-type="float">
            <text:p>62</text:p>
          </table:table-cell>
          <table:table-cell table:style-name="ce1" table:formula="of:= MOD(MOD(FLOOR([.D16] / 4) + 1; 2) * MOD([.D16]; 4) * 12 + MOD(FLOOR([.D16] / 4); 2) * MOD(95 - [.D16]; 4) * 12 + MOD(FLOOR([.D16] / 4); 12) + FLOOR([.D16] / 48) * 48; 96)" office:value-type="float" office:value="63" calcext:value-type="float">
            <text:p>63</text:p>
          </table:table-cell>
          <table:table-cell table:style-name="ce1" table:formula="of:= MOD(MOD(FLOOR([.E16] / 4) + 1; 2) * MOD([.E16]; 4) * 12 + MOD(FLOOR([.E16] / 4); 2) * MOD(95 - [.E16]; 4) * 12 + MOD(FLOOR([.E16] / 4); 12) + FLOOR([.E16] / 48) * 48; 96)" office:value-type="float" office:value="64" calcext:value-type="float">
            <text:p>64</text:p>
          </table:table-cell>
          <table:table-cell table:style-name="ce1" table:formula="of:= MOD(MOD(FLOOR([.F16] / 4) + 1; 2) * MOD([.F16]; 4) * 12 + MOD(FLOOR([.F16] / 4); 2) * MOD(95 - [.F16]; 4) * 12 + MOD(FLOOR([.F16] / 4); 12) + FLOOR([.F16] / 48) * 48; 96)" office:value-type="float" office:value="65" calcext:value-type="float">
            <text:p>65</text:p>
          </table:table-cell>
          <table:table-cell table:style-name="ce1" table:formula="of:= MOD(MOD(FLOOR([.G16] / 4) + 1; 2) * MOD([.G16]; 4) * 12 + MOD(FLOOR([.G16] / 4); 2) * MOD(95 - [.G16]; 4) * 12 + MOD(FLOOR([.G16] / 4); 12) + FLOOR([.G16] / 48) * 48; 96)" office:value-type="float" office:value="66" calcext:value-type="float">
            <text:p>66</text:p>
          </table:table-cell>
          <table:table-cell table:style-name="ce1" table:formula="of:= MOD(MOD(FLOOR([.H16] / 4) + 1; 2) * MOD([.H16]; 4) * 12 + MOD(FLOOR([.H16] / 4); 2) * MOD(95 - [.H16]; 4) * 12 + MOD(FLOOR([.H16] / 4); 12) + FLOOR([.H16] / 48) * 48; 96)" office:value-type="float" office:value="67" calcext:value-type="float">
            <text:p>67</text:p>
          </table:table-cell>
          <table:table-cell table:style-name="ce1" table:formula="of:= MOD(MOD(FLOOR([.I16] / 4) + 1; 2) * MOD([.I16]; 4) * 12 + MOD(FLOOR([.I16] / 4); 2) * MOD(95 - [.I16]; 4) * 12 + MOD(FLOOR([.I16] / 4); 12) + FLOOR([.I16] / 48) * 48; 96)" office:value-type="float" office:value="68" calcext:value-type="float">
            <text:p>68</text:p>
          </table:table-cell>
          <table:table-cell table:style-name="ce1" table:formula="of:= MOD(MOD(FLOOR([.J16] / 4) + 1; 2) * MOD([.J16]; 4) * 12 + MOD(FLOOR([.J16] / 4); 2) * MOD(95 - [.J16]; 4) * 12 + MOD(FLOOR([.J16] / 4); 12) + FLOOR([.J16] / 48) * 48; 96)" office:value-type="float" office:value="69" calcext:value-type="float">
            <text:p>69</text:p>
          </table:table-cell>
          <table:table-cell table:style-name="ce1" table:formula="of:= MOD(MOD(FLOOR([.K16] / 4) + 1; 2) * MOD([.K16]; 4) * 12 + MOD(FLOOR([.K16] / 4); 2) * MOD(95 - [.K16]; 4) * 12 + MOD(FLOOR([.K16] / 4); 12) + FLOOR([.K16] / 48) * 48; 96)" office:value-type="float" office:value="70" calcext:value-type="float">
            <text:p>70</text:p>
          </table:table-cell>
          <table:table-cell table:style-name="ce1" table:formula="of:= MOD(MOD(FLOOR([.L16] / 4) + 1; 2) * MOD([.L16]; 4) * 12 + MOD(FLOOR([.L16] / 4); 2) * MOD(95 - [.L16]; 4) * 12 + MOD(FLOOR([.L16] / 4); 12) + FLOOR([.L16] / 48) * 48; 96)" office:value-type="float" office:value="71" calcext:value-type="float">
            <text:p>71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7] / 4) + 1; 2) * MOD([.A17]; 4) * 12 + MOD(FLOOR([.A17] / 4); 2) * MOD(95 - [.A17]; 4) * 12 + MOD(FLOOR([.A17] / 4); 12) + FLOOR([.A17] / 48) * 48; 96)" office:value-type="float" office:value="72" calcext:value-type="float">
            <text:p>72</text:p>
          </table:table-cell>
          <table:table-cell table:style-name="ce1" table:formula="of:= MOD(MOD(FLOOR([.B17] / 4) + 1; 2) * MOD([.B17]; 4) * 12 + MOD(FLOOR([.B17] / 4); 2) * MOD(95 - [.B17]; 4) * 12 + MOD(FLOOR([.B17] / 4); 12) + FLOOR([.B17] / 48) * 48; 96)" office:value-type="float" office:value="73" calcext:value-type="float">
            <text:p>73</text:p>
          </table:table-cell>
          <table:table-cell table:style-name="ce1" table:formula="of:= MOD(MOD(FLOOR([.C17] / 4) + 1; 2) * MOD([.C17]; 4) * 12 + MOD(FLOOR([.C17] / 4); 2) * MOD(95 - [.C17]; 4) * 12 + MOD(FLOOR([.C17] / 4); 12) + FLOOR([.C17] / 48) * 48; 96)" office:value-type="float" office:value="74" calcext:value-type="float">
            <text:p>74</text:p>
          </table:table-cell>
          <table:table-cell table:style-name="ce1" table:formula="of:= MOD(MOD(FLOOR([.D17] / 4) + 1; 2) * MOD([.D17]; 4) * 12 + MOD(FLOOR([.D17] / 4); 2) * MOD(95 - [.D17]; 4) * 12 + MOD(FLOOR([.D17] / 4); 12) + FLOOR([.D17] / 48) * 48; 96)" office:value-type="float" office:value="75" calcext:value-type="float">
            <text:p>75</text:p>
          </table:table-cell>
          <table:table-cell table:style-name="ce1" table:formula="of:= MOD(MOD(FLOOR([.E17] / 4) + 1; 2) * MOD([.E17]; 4) * 12 + MOD(FLOOR([.E17] / 4); 2) * MOD(95 - [.E17]; 4) * 12 + MOD(FLOOR([.E17] / 4); 12) + FLOOR([.E17] / 48) * 48; 96)" office:value-type="float" office:value="76" calcext:value-type="float">
            <text:p>76</text:p>
          </table:table-cell>
          <table:table-cell table:style-name="ce1" table:formula="of:= MOD(MOD(FLOOR([.F17] / 4) + 1; 2) * MOD([.F17]; 4) * 12 + MOD(FLOOR([.F17] / 4); 2) * MOD(95 - [.F17]; 4) * 12 + MOD(FLOOR([.F17] / 4); 12) + FLOOR([.F17] / 48) * 48; 96)" office:value-type="float" office:value="77" calcext:value-type="float">
            <text:p>77</text:p>
          </table:table-cell>
          <table:table-cell table:style-name="ce1" table:formula="of:= MOD(MOD(FLOOR([.G17] / 4) + 1; 2) * MOD([.G17]; 4) * 12 + MOD(FLOOR([.G17] / 4); 2) * MOD(95 - [.G17]; 4) * 12 + MOD(FLOOR([.G17] / 4); 12) + FLOOR([.G17] / 48) * 48; 96)" office:value-type="float" office:value="78" calcext:value-type="float">
            <text:p>78</text:p>
          </table:table-cell>
          <table:table-cell table:style-name="ce1" table:formula="of:= MOD(MOD(FLOOR([.H17] / 4) + 1; 2) * MOD([.H17]; 4) * 12 + MOD(FLOOR([.H17] / 4); 2) * MOD(95 - [.H17]; 4) * 12 + MOD(FLOOR([.H17] / 4); 12) + FLOOR([.H17] / 48) * 48; 96)" office:value-type="float" office:value="79" calcext:value-type="float">
            <text:p>79</text:p>
          </table:table-cell>
          <table:table-cell table:style-name="ce1" table:formula="of:= MOD(MOD(FLOOR([.I17] / 4) + 1; 2) * MOD([.I17]; 4) * 12 + MOD(FLOOR([.I17] / 4); 2) * MOD(95 - [.I17]; 4) * 12 + MOD(FLOOR([.I17] / 4); 12) + FLOOR([.I17] / 48) * 48; 96)" office:value-type="float" office:value="80" calcext:value-type="float">
            <text:p>80</text:p>
          </table:table-cell>
          <table:table-cell table:style-name="ce1" table:formula="of:= MOD(MOD(FLOOR([.J17] / 4) + 1; 2) * MOD([.J17]; 4) * 12 + MOD(FLOOR([.J17] / 4); 2) * MOD(95 - [.J17]; 4) * 12 + MOD(FLOOR([.J17] / 4); 12) + FLOOR([.J17] / 48) * 48; 96)" office:value-type="float" office:value="81" calcext:value-type="float">
            <text:p>81</text:p>
          </table:table-cell>
          <table:table-cell table:style-name="ce1" table:formula="of:= MOD(MOD(FLOOR([.K17] / 4) + 1; 2) * MOD([.K17]; 4) * 12 + MOD(FLOOR([.K17] / 4); 2) * MOD(95 - [.K17]; 4) * 12 + MOD(FLOOR([.K17] / 4); 12) + FLOOR([.K17] / 48) * 48; 96)" office:value-type="float" office:value="82" calcext:value-type="float">
            <text:p>82</text:p>
          </table:table-cell>
          <table:table-cell table:style-name="ce1" table:formula="of:= MOD(MOD(FLOOR([.L17] / 4) + 1; 2) * MOD([.L17]; 4) * 12 + MOD(FLOOR([.L17] / 4); 2) * MOD(95 - [.L17]; 4) * 12 + MOD(FLOOR([.L17] / 4); 12) + FLOOR([.L17] / 48) * 48; 96)" office:value-type="float" office:value="83" calcext:value-type="float">
            <text:p>83</text:p>
          </table:table-cell>
          <table:table-cell table:number-columns-repeated="22"/>
          <table:table-cell table:style-name="Default"/>
          <table:table-cell table:number-columns-repeated="989"/>
        </table:table-row>
        <table:table-row table:style-name="ro1">
          <table:table-cell table:style-name="ce1" table:formula="of:= MOD(MOD(FLOOR([.A18] / 4) + 1; 2) * MOD([.A18]; 4) * 12 + MOD(FLOOR([.A18] / 4); 2) * MOD(95 - [.A18]; 4) * 12 + MOD(FLOOR([.A18] / 4); 12) + FLOOR([.A18] / 48) * 48; 96)" office:value-type="float" office:value="84" calcext:value-type="float">
            <text:p>84</text:p>
          </table:table-cell>
          <table:table-cell table:style-name="ce1" table:formula="of:= MOD(MOD(FLOOR([.B18] / 4) + 1; 2) * MOD([.B18]; 4) * 12 + MOD(FLOOR([.B18] / 4); 2) * MOD(95 - [.B18]; 4) * 12 + MOD(FLOOR([.B18] / 4); 12) + FLOOR([.B18] / 48) * 48; 96)" office:value-type="float" office:value="85" calcext:value-type="float">
            <text:p>85</text:p>
          </table:table-cell>
          <table:table-cell table:style-name="ce1" table:formula="of:= MOD(MOD(FLOOR([.C18] / 4) + 1; 2) * MOD([.C18]; 4) * 12 + MOD(FLOOR([.C18] / 4); 2) * MOD(95 - [.C18]; 4) * 12 + MOD(FLOOR([.C18] / 4); 12) + FLOOR([.C18] / 48) * 48; 96)" office:value-type="float" office:value="86" calcext:value-type="float">
            <text:p>86</text:p>
          </table:table-cell>
          <table:table-cell table:style-name="ce1" table:formula="of:= MOD(MOD(FLOOR([.D18] / 4) + 1; 2) * MOD([.D18]; 4) * 12 + MOD(FLOOR([.D18] / 4); 2) * MOD(95 - [.D18]; 4) * 12 + MOD(FLOOR([.D18] / 4); 12) + FLOOR([.D18] / 48) * 48; 96)" office:value-type="float" office:value="87" calcext:value-type="float">
            <text:p>87</text:p>
          </table:table-cell>
          <table:table-cell table:style-name="ce1" table:formula="of:= MOD(MOD(FLOOR([.E18] / 4) + 1; 2) * MOD([.E18]; 4) * 12 + MOD(FLOOR([.E18] / 4); 2) * MOD(95 - [.E18]; 4) * 12 + MOD(FLOOR([.E18] / 4); 12) + FLOOR([.E18] / 48) * 48; 96)" office:value-type="float" office:value="88" calcext:value-type="float">
            <text:p>88</text:p>
          </table:table-cell>
          <table:table-cell table:style-name="ce1" table:formula="of:= MOD(MOD(FLOOR([.F18] / 4) + 1; 2) * MOD([.F18]; 4) * 12 + MOD(FLOOR([.F18] / 4); 2) * MOD(95 - [.F18]; 4) * 12 + MOD(FLOOR([.F18] / 4); 12) + FLOOR([.F18] / 48) * 48; 96)" office:value-type="float" office:value="89" calcext:value-type="float">
            <text:p>89</text:p>
          </table:table-cell>
          <table:table-cell table:style-name="ce1" table:formula="of:= MOD(MOD(FLOOR([.G18] / 4) + 1; 2) * MOD([.G18]; 4) * 12 + MOD(FLOOR([.G18] / 4); 2) * MOD(95 - [.G18]; 4) * 12 + MOD(FLOOR([.G18] / 4); 12) + FLOOR([.G18] / 48) * 48; 96)" office:value-type="float" office:value="90" calcext:value-type="float">
            <text:p>90</text:p>
          </table:table-cell>
          <table:table-cell table:style-name="ce1" table:formula="of:= MOD(MOD(FLOOR([.H18] / 4) + 1; 2) * MOD([.H18]; 4) * 12 + MOD(FLOOR([.H18] / 4); 2) * MOD(95 - [.H18]; 4) * 12 + MOD(FLOOR([.H18] / 4); 12) + FLOOR([.H18] / 48) * 48; 96)" office:value-type="float" office:value="91" calcext:value-type="float">
            <text:p>91</text:p>
          </table:table-cell>
          <table:table-cell table:style-name="ce1" table:formula="of:= MOD(MOD(FLOOR([.I18] / 4) + 1; 2) * MOD([.I18]; 4) * 12 + MOD(FLOOR([.I18] / 4); 2) * MOD(95 - [.I18]; 4) * 12 + MOD(FLOOR([.I18] / 4); 12) + FLOOR([.I18] / 48) * 48; 96)" office:value-type="float" office:value="92" calcext:value-type="float">
            <text:p>92</text:p>
          </table:table-cell>
          <table:table-cell table:style-name="ce1" table:formula="of:= MOD(MOD(FLOOR([.J18] / 4) + 1; 2) * MOD([.J18]; 4) * 12 + MOD(FLOOR([.J18] / 4); 2) * MOD(95 - [.J18]; 4) * 12 + MOD(FLOOR([.J18] / 4); 12) + FLOOR([.J18] / 48) * 48; 96)" office:value-type="float" office:value="93" calcext:value-type="float">
            <text:p>93</text:p>
          </table:table-cell>
          <table:table-cell table:style-name="ce1" table:formula="of:= MOD(MOD(FLOOR([.K18] / 4) + 1; 2) * MOD([.K18]; 4) * 12 + MOD(FLOOR([.K18] / 4); 2) * MOD(95 - [.K18]; 4) * 12 + MOD(FLOOR([.K18] / 4); 12) + FLOOR([.K18] / 48) * 48; 96)" office:value-type="float" office:value="94" calcext:value-type="float">
            <text:p>94</text:p>
          </table:table-cell>
          <table:table-cell table:style-name="ce1" table:formula="of:= MOD(MOD(FLOOR([.L18] / 4) + 1; 2) * MOD([.L18]; 4) * 12 + MOD(FLOOR([.L18] / 4); 2) * MOD(95 - [.L18]; 4) * 12 + MOD(FLOOR([.L18] / 4); 12) + FLOOR([.L18] / 48) * 48; 96)" office:value-type="float" office:value="95" calcext:value-type="float">
            <text:p>95</text:p>
          </table:table-cell>
          <table:table-cell table:number-columns-repeated="22"/>
          <table:table-cell table:style-name="Default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6:14:36.260635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00:38:47.094571474</meta:creation-date>
    <dc:date>2022-10-10T23:15:41.703803458</dc:date>
    <meta:editing-duration>PT6H48M</meta:editing-duration>
    <meta:editing-cycles>2</meta:editing-cycles>
    <meta:generator>LibreOffice/7.0.4.2$Linux_X86_64 LibreOffice_project/00$Build-2</meta:generator>
    <meta:document-statistic meta:table-count="1" meta:cell-count="486" meta:object-count="0"/>
  </office:meta>
</office:document-meta>
</file>